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09">
            <text:p>0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3">
            <text:p>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23">
            <text:p>2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08">
            <text:p>90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11">
            <text:p>12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50">
            <text:p>13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6">
            <text:p>2020-10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18)">
            <text:p>(0.94 - 1.1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1.125">
            <text:p>21.12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2736486486486">
            <text:p>0.1427364865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3951016366874">
            <text:p>1.5395101637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9500062539643">
            <text:p>5.195000625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4767441860465">
            <text:p>0.0944767442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816328082747">
            <text:p>1.3481632808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67805604083839">
            <text:p>7.678056040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28092783505155">
            <text:p>0.0728092784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522280861409">
            <text:p>1.2652228086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8625535043884">
            <text:p>9.86255350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6.125">
            <text:p>16.1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25">
            <text:p>0.062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640625">
            <text:p>1.22640625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875">
            <text:p>11.875</text:p>
          </table:table-cell>
          <table:table-cell office:value-type="float" office:value="3.125">
            <text:p>3.125</text:p>
          </table:table-cell>
          <table:table-cell office:value-type="float" office:value="-0.0625">
            <text:p>-0.0625</text:p>
          </table:table-cell>
          <table:table-cell office:value-type="float" office:value="0.1484375">
            <text:p>0.1484375</text:p>
          </table:table-cell>
          <table:table-cell office:value-type="float" office:value="0.0141402714932127">
            <text:p>0.0141402715</text:p>
          </table:table-cell>
          <table:table-cell office:value-type="float" office:value="0.78890625">
            <text:p>0.78890625</text:p>
          </table:table-cell>
          <table:table-cell office:value-type="float" office:value="1.56271728515625">
            <text:p>1.5627172852</text:p>
          </table:table-cell>
          <table:table-cell office:value-type="float" office:value="1.04988284689093">
            <text:p>1.0498828469</text:p>
          </table:table-cell>
          <table:table-cell office:value-type="float" office:value="-10.7400536662813">
            <text:p>-10.7400536663</text:p>
          </table:table-cell>
          <table:table-cell office:value-type="float" office:value="5.00820482085048">
            <text:p>5.0082048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7">
            <text:p>17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625">
            <text:p>0.1062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940015625">
            <text:p>1.3940015625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86448015348063">
            <text:p>6.86448015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21649484536082">
            <text:p>0.0721649485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278456796684">
            <text:p>1.26278456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4758854794158">
            <text:p>9.947588547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9">
            <text:p>249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75">
            <text:p>15.7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32530120481928">
            <text:p>0.063253012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922739149369">
            <text:p>1.229227391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3013579288555">
            <text:p>11.30135792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0.875">
            <text:p>0.875</text:p>
          </table:table-cell>
          <table:table-cell office:value-type="float" office:value="3.125">
            <text:p>3.125</text:p>
          </table:table-cell>
          <table:table-cell office:value-type="float" office:value="0.150862068965517">
            <text:p>0.150862069</text:p>
          </table:table-cell>
          <table:table-cell office:value-type="float" office:value="0.00892857142857143">
            <text:p>0.0089285714</text:p>
          </table:table-cell>
          <table:table-cell office:value-type="float" office:value="0.0141402714932127">
            <text:p>0.0141402715</text:p>
          </table:table-cell>
          <table:table-cell office:value-type="float" office:value="1.57262559453032">
            <text:p>1.5726255945</text:p>
          </table:table-cell>
          <table:table-cell office:value-type="float" office:value="1.03140625">
            <text:p>1.03140625</text:p>
          </table:table-cell>
          <table:table-cell office:value-type="float" office:value="1.04988284689093">
            <text:p>1.0498828469</text:p>
          </table:table-cell>
          <table:table-cell office:value-type="float" office:value="4.93303560640243">
            <text:p>4.9330356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-0.625">
            <text:p>-0.625</text:p>
          </table:table-cell>
          <table:table-cell office:value-type="float" office:value="33.625">
            <text:p>33.625</text:p>
          </table:table-cell>
          <table:table-cell office:value-type="float" office:value="0.114285714285714">
            <text:p>0.1142857143</text:p>
          </table:table-cell>
          <table:table-cell office:value-type="float" office:value="-0.00625">
            <text:p>-0.00625</text:p>
          </table:table-cell>
          <table:table-cell office:value-type="float" office:value="0.168969849246231">
            <text:p>0.1689698492</text:p>
          </table:table-cell>
          <table:table-cell office:value-type="float" office:value="1.4256">
            <text:p>1.4256</text:p>
          </table:table-cell>
          <table:table-cell office:value-type="float" office:value="0.9782015625">
            <text:p>0.9782015625</text:p>
          </table:table-cell>
          <table:table-cell office:value-type="float" office:value="1.64735405987223">
            <text:p>1.647354059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3975370622224">
            <text:p>4.439753706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7">
            <text:p>227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7.75">
            <text:p>57.7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4405286343612">
            <text:p>0.2544052863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1727371965301">
            <text:p>2.0172737197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580708285051">
            <text:p>3.05807082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5">
            <text:p>315</text:p>
          </table:table-cell>
          <table:table-cell office:value-type="float" office:value="2.5">
            <text:p>2.5</text:p>
          </table:table-cell>
          <table:table-cell office:value-type="float" office:value="5.75">
            <text:p>5.75</text:p>
          </table:table-cell>
          <table:table-cell office:value-type="float" office:value="77.25">
            <text:p>77.25</text:p>
          </table:table-cell>
          <table:table-cell office:value-type="float" office:value="0.03125">
            <text:p>0.03125</text:p>
          </table:table-cell>
          <table:table-cell office:value-type="float" office:value="0.042910447761194">
            <text:p>0.0429104478</text:p>
          </table:table-cell>
          <table:table-cell office:value-type="float" office:value="0.245238095238095">
            <text:p>0.2452380952</text:p>
          </table:table-cell>
          <table:table-cell office:value-type="float" office:value="1.1112890625">
            <text:p>1.1112890625</text:p>
          </table:table-cell>
          <table:table-cell office:value-type="float" office:value="1.15379552795723">
            <text:p>1.153795528</text:p>
          </table:table-cell>
          <table:table-cell office:value-type="float" office:value="1.97621111111111">
            <text:p>1.9762111111</text:p>
          </table:table-cell>
          <table:table-cell office:value-type="float" office:value="22.5255059555446">
            <text:p>22.5255059555</text:p>
          </table:table-cell>
          <table:table-cell office:value-type="float" office:value="16.4974897525277">
            <text:p>16.4974897525</text:p>
          </table:table-cell>
          <table:table-cell office:value-type="float" office:value="3.16034032214706">
            <text:p>3.16034032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388">
            <text:p>3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114285714285714">
            <text:p>0.1142857143</text:p>
          </table:table-cell>
          <table:table-cell office:value-type="float" office:value="0.00769230769230769">
            <text:p>0.0076923077</text:p>
          </table:table-cell>
          <table:table-cell office:value-type="float" office:value="0.128865979381443">
            <text:p>0.1288659794</text:p>
          </table:table-cell>
          <table:table-cell office:value-type="float" office:value="1.4256">
            <text:p>1.4256</text:p>
          </table:table-cell>
          <table:table-cell office:value-type="float" office:value="1.02703905325444">
            <text:p>1.0270390533</text:p>
          </table:table-cell>
          <table:table-cell office:value-type="float" office:value="1.48357955149325">
            <text:p>1.483579551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71839585496084">
            <text:p>5.71839585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9">
            <text:p>429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">
            <text:p>47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0955710955711">
            <text:p>0.1095571096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0697529354872">
            <text:p>1.4069752935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66738115174745">
            <text:p>6.66738115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701">
            <text:p>701</text:p>
          </table:table-cell>
          <table:table-cell office:value-type="float" office:value="1.25">
            <text:p>1.25</text:p>
          </table:table-cell>
          <table:table-cell office:value-type="float" office:value="56.125">
            <text:p>56.125</text:p>
          </table:table-cell>
          <table:table-cell office:value-type="float" office:value="163">
            <text:p>163</text:p>
          </table:table-cell>
          <table:table-cell office:value-type="float" office:value="0.0178571428571429">
            <text:p>0.0178571429</text:p>
          </table:table-cell>
          <table:table-cell office:value-type="float" office:value="0.400892857142857">
            <text:p>0.4008928571</text:p>
          </table:table-cell>
          <table:table-cell office:value-type="float" office:value="0.232524964336662">
            <text:p>0.2325249643</text:p>
          </table:table-cell>
          <table:table-cell office:value-type="float" office:value="1.063125">
            <text:p>1.063125</text:p>
          </table:table-cell>
          <table:table-cell office:value-type="float" office:value="2.7181265625">
            <text:p>2.7181265625</text:p>
          </table:table-cell>
          <table:table-cell office:value-type="float" office:value="1.91981037889626">
            <text:p>1.9198103789</text:p>
          </table:table-cell>
          <table:table-cell office:value-type="float" office:value="0">
            <text:p>0</text:p>
          </table:table-cell>
          <table:table-cell office:value-type="float" office:value="2.05614670448915">
            <text:p>2.0561467045</text:p>
          </table:table-cell>
          <table:table-cell office:value-type="float" office:value="3.31546443713237">
            <text:p>3.315464437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office:value-type="float" office:value="983">
            <text:p>983</text:p>
          </table:table-cell>
          <table:table-cell office:value-type="float" office:value="2.5">
            <text:p>2.5</text:p>
          </table:table-cell>
          <table:table-cell office:value-type="float" office:value="-5.125">
            <text:p>-5.125</text:p>
          </table:table-cell>
          <table:table-cell office:value-type="float" office:value="123.5">
            <text:p>123.5</text:p>
          </table:table-cell>
          <table:table-cell office:value-type="float" office:value="0.03125">
            <text:p>0.03125</text:p>
          </table:table-cell>
          <table:table-cell office:value-type="float" office:value="-0.0278532608695652">
            <text:p>-0.0278532609</text:p>
          </table:table-cell>
          <table:table-cell office:value-type="float" office:value="0.125635808748728">
            <text:p>0.1256358087</text:p>
          </table:table-cell>
          <table:table-cell office:value-type="float" office:value="1.1112890625">
            <text:p>1.1112890625</text:p>
          </table:table-cell>
          <table:table-cell office:value-type="float" office:value="0.904034163073015">
            <text:p>0.9040341631</text:p>
          </table:table-cell>
          <table:table-cell office:value-type="float" office:value="1.47066266924285">
            <text:p>1.4706626692</text:p>
          </table:table-cell>
          <table:table-cell office:value-type="float" office:value="22.5255059555446">
            <text:p>22.5255059555</text:p>
          </table:table-cell>
          <table:table-cell office:value-type="float" office:value="-24.5374691179182">
            <text:p>-24.5374691179</text:p>
          </table:table-cell>
          <table:table-cell office:value-type="float" office:value="5.85685394031372">
            <text:p>5.856853940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4">
            <text:p>204</text:p>
          </table:table-cell>
          <table:table-cell office:value-type="float" office:value="1133">
            <text:p>1133</text:p>
          </table:table-cell>
          <table:table-cell office:value-type="float" office:value="8.125">
            <text:p>8.125</text:p>
          </table:table-cell>
          <table:table-cell office:value-type="float" office:value="40.375">
            <text:p>40.375</text:p>
          </table:table-cell>
          <table:table-cell office:value-type="float" office:value="109.375">
            <text:p>109.375</text:p>
          </table:table-cell>
          <table:table-cell office:value-type="float" office:value="0.112847222222222">
            <text:p>0.1128472222</text:p>
          </table:table-cell>
          <table:table-cell office:value-type="float" office:value="0.197916666666667">
            <text:p>0.1979166667</text:p>
          </table:table-cell>
          <table:table-cell office:value-type="float" office:value="0.0965357458075905">
            <text:p>0.0965357458</text:p>
          </table:table-cell>
          <table:table-cell office:value-type="float" office:value="1.41992488908179">
            <text:p>1.4199248891</text:p>
          </table:table-cell>
          <table:table-cell office:value-type="float" office:value="1.76948350694444">
            <text:p>1.7694835069</text:p>
          </table:table-cell>
          <table:table-cell office:value-type="float" office:value="1.35614064475508">
            <text:p>1.3561406448</text:p>
          </table:table-cell>
          <table:table-cell office:value-type="float" office:value="6.48274912163615">
            <text:p>6.4827491216</text:p>
          </table:table-cell>
          <table:table-cell office:value-type="float" office:value="3.83836565132249">
            <text:p>3.8383656513</text:p>
          </table:table-cell>
          <table:table-cell office:value-type="float" office:value="7.52146383314256">
            <text:p>7.521463833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222">
            <text:p>1222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9.75">
            <text:p>109.7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98117839607201">
            <text:p>0.089811784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3015091067741">
            <text:p>1.3301509107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0593817996072">
            <text:p>8.059381799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82">
            <text:p>382</text:p>
          </table:table-cell>
          <table:table-cell office:value-type="float" office:value="1462">
            <text:p>1462</text:p>
          </table:table-cell>
          <table:table-cell office:value-type="float" office:value="22.75">
            <text:p>22.75</text:p>
          </table:table-cell>
          <table:table-cell office:value-type="float" office:value="15.25">
            <text:p>15.25</text:p>
          </table:table-cell>
          <table:table-cell office:value-type="float" office:value="92">
            <text:p>92</text:p>
          </table:table-cell>
          <table:table-cell office:value-type="float" office:value="0.247282608695652">
            <text:p>0.2472826087</text:p>
          </table:table-cell>
          <table:table-cell office:value-type="float" office:value="0.0399214659685864">
            <text:p>0.039921466</text:p>
          </table:table-cell>
          <table:table-cell office:value-type="float" office:value="0.0629274965800274">
            <text:p>0.0629274966</text:p>
          </table:table-cell>
          <table:table-cell office:value-type="float" office:value="1.9853405600189">
            <text:p>1.98534056</text:p>
          </table:table-cell>
          <table:table-cell office:value-type="float" office:value="1.14284882884241">
            <text:p>1.1428488288</text:p>
          </table:table-cell>
          <table:table-cell office:value-type="float" office:value="1.22800758288872">
            <text:p>1.2280075829</text:p>
          </table:table-cell>
          <table:table-cell office:value-type="float" office:value="3.13687712495242">
            <text:p>3.136877125</text:p>
          </table:table-cell>
          <table:table-cell office:value-type="float" office:value="17.7070812523912">
            <text:p>17.7070812524</text:p>
          </table:table-cell>
          <table:table-cell office:value-type="float" office:value="11.3580615617501">
            <text:p>11.35806156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88">
            <text:p>388</text:p>
          </table:table-cell>
          <table:table-cell office:value-type="float" office:value="1196">
            <text:p>119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3.25">
            <text:p>13.25</text:p>
          </table:table-cell>
          <table:table-cell office:value-type="float" office:value="0.254098360655738">
            <text:p>0.2540983607</text:p>
          </table:table-cell>
          <table:table-cell office:value-type="float" office:value="0.0902061855670103">
            <text:p>0.0902061856</text:p>
          </table:table-cell>
          <table:table-cell office:value-type="float" office:value="0.0110785953177258">
            <text:p>0.0110785953</text:p>
          </table:table-cell>
          <table:table-cell office:value-type="float" office:value="2.01589357699543">
            <text:p>2.015893577</text:p>
          </table:table-cell>
          <table:table-cell office:value-type="float" office:value="1.33167047507705">
            <text:p>1.3316704751</text:p>
          </table:table-cell>
          <table:table-cell office:value-type="float" office:value="1.0390156447495">
            <text:p>1.0390156447</text:p>
          </table:table-cell>
          <table:table-cell office:value-type="float" office:value="3.06137594859294">
            <text:p>3.0613759486</text:p>
          </table:table-cell>
          <table:table-cell office:value-type="float" office:value="8.02561706773909">
            <text:p>8.0256170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133">
            <text:p>1133</text:p>
          </table:table-cell>
          <table:table-cell office:value-type="float" office:value="34.75">
            <text:p>34.75</text:p>
          </table:table-cell>
          <table:table-cell office:value-type="float" office:value="107.75">
            <text:p>107.75</text:p>
          </table:table-cell>
          <table:table-cell office:value-type="float" office:value="109.375">
            <text:p>109.375</text:p>
          </table:table-cell>
          <table:table-cell office:value-type="float" office:value="0.224193548387097">
            <text:p>0.2241935484</text:p>
          </table:table-cell>
          <table:table-cell office:value-type="float" office:value="0.262804878048781">
            <text:p>0.262804878</text:p>
          </table:table-cell>
          <table:table-cell office:value-type="float" office:value="0.0965357458075905">
            <text:p>0.0965357458</text:p>
          </table:table-cell>
          <table:table-cell office:value-type="float" office:value="1.8831924037461">
            <text:p>1.8831924037</text:p>
          </table:table-cell>
          <table:table-cell office:value-type="float" office:value="2.05518722486615">
            <text:p>2.0551872249</text:p>
          </table:table-cell>
          <table:table-cell office:value-type="float" office:value="1.35614064475508">
            <text:p>1.3561406448</text:p>
          </table:table-cell>
          <table:table-cell office:value-type="float" office:value="3.42663289257146">
            <text:p>3.4266328926</text:p>
          </table:table-cell>
          <table:table-cell office:value-type="float" office:value="2.97060521927324">
            <text:p>2.9706052193</text:p>
          </table:table-cell>
          <table:table-cell office:value-type="float" office:value="7.52146383314256">
            <text:p>7.521463833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5">
            <text:p>435</text:p>
          </table:table-cell>
          <table:table-cell office:value-type="float" office:value="1256">
            <text:p>1256</text:p>
          </table:table-cell>
          <table:table-cell office:value-type="float" office:value="35">
            <text:p>35</text:p>
          </table:table-cell>
          <table:table-cell office:value-type="float" office:value="16.5">
            <text:p>16.5</text:p>
          </table:table-cell>
          <table:table-cell office:value-type="float" office:value="121.25">
            <text:p>121.25</text:p>
          </table:table-cell>
          <table:table-cell office:value-type="float" office:value="0.196629213483146">
            <text:p>0.1966292135</text:p>
          </table:table-cell>
          <table:table-cell office:value-type="float" office:value="0.0379310344827586">
            <text:p>0.0379310345</text:p>
          </table:table-cell>
          <table:table-cell office:value-type="float" office:value="0.0965366242038217">
            <text:p>0.0965366242</text:p>
          </table:table-cell>
          <table:table-cell office:value-type="float" office:value="1.76398182047721">
            <text:p>1.7639818205</text:p>
          </table:table-cell>
          <table:table-cell office:value-type="float" office:value="1.13557859690844">
            <text:p>1.1355785969</text:p>
          </table:table-cell>
          <table:table-cell office:value-type="float" office:value="1.35614405154621">
            <text:p>1.3561440515</text:p>
          </table:table-cell>
          <table:table-cell office:value-type="float" office:value="3.86135884870175">
            <text:p>3.8613588487</text:p>
          </table:table-cell>
          <table:table-cell office:value-type="float" office:value="18.6183034036101">
            <text:p>18.6183034036</text:p>
          </table:table-cell>
          <table:table-cell office:value-type="float" office:value="7.52139845343058">
            <text:p>7.52139845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500">
            <text:p>500</text:p>
          </table:table-cell>
          <table:table-cell office:value-type="float" office:value="1507">
            <text:p>1507</text:p>
          </table:table-cell>
          <table:table-cell office:value-type="float" office:value="37.875">
            <text:p>37.875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0.150297619047619">
            <text:p>0.150297619</text:p>
          </table:table-cell>
          <table:table-cell office:value-type="float" office:value="0.038">
            <text:p>0.038</text:p>
          </table:table-cell>
          <table:table-cell office:value-type="float" office:value="0.0391506303915063">
            <text:p>0.0391506304</text:p>
          </table:table-cell>
          <table:table-cell office:value-type="float" office:value="1.57031684027778">
            <text:p>1.5703168403</text:p>
          </table:table-cell>
          <table:table-cell office:value-type="float" office:value="1.13583024">
            <text:p>1.13583024</text:p>
          </table:table-cell>
          <table:table-cell office:value-type="float" office:value="1.14003143921597">
            <text:p>1.1400314392</text:p>
          </table:table-cell>
          <table:table-cell office:value-type="float" office:value="4.95031906453277">
            <text:p>4.9503190645</text:p>
          </table:table-cell>
          <table:table-cell office:value-type="float" office:value="18.5851346291108">
            <text:p>18.5851346291</text:p>
          </table:table-cell>
          <table:table-cell office:value-type="float" office:value="18.0489791089047">
            <text:p>18.048979108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3">
            <text:p>613</text:p>
          </table:table-cell>
          <table:table-cell office:value-type="float" office:value="1357">
            <text:p>1357</text:p>
          </table:table-cell>
          <table:table-cell office:value-type="float" office:value="61.75">
            <text:p>61.75</text:p>
          </table:table-cell>
          <table:table-cell office:value-type="float" office:value="96.875">
            <text:p>96.875</text:p>
          </table:table-cell>
          <table:table-cell office:value-type="float" office:value="57.25">
            <text:p>57.25</text:p>
          </table:table-cell>
          <table:table-cell office:value-type="float" office:value="0.19">
            <text:p>0.19</text:p>
          </table:table-cell>
          <table:table-cell office:value-type="float" office:value="0.158034257748776">
            <text:p>0.1580342577</text:p>
          </table:table-cell>
          <table:table-cell office:value-type="float" office:value="0.0421886514369934">
            <text:p>0.0421886514</text:p>
          </table:table-cell>
          <table:table-cell office:value-type="float" office:value="1.735756">
            <text:p>1.735756</text:p>
          </table:table-cell>
          <table:table-cell office:value-type="float" office:value="1.60207056230024">
            <text:p>1.6020705623</text:p>
          </table:table-cell>
          <table:table-cell office:value-type="float" office:value="1.15114884935722">
            <text:p>1.1511488494</text:p>
          </table:table-cell>
          <table:table-cell office:value-type="float" office:value="3.98467377264685">
            <text:p>3.9846737726</text:p>
          </table:table-cell>
          <table:table-cell office:value-type="float" office:value="4.72415800307464">
            <text:p>4.7241580031</text:p>
          </table:table-cell>
          <table:table-cell office:value-type="float" office:value="16.773893719388">
            <text:p>16.773893719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701">
            <text:p>701</text:p>
          </table:table-cell>
          <table:table-cell office:value-type="float" office:value="1719">
            <text:p>1719</text:p>
          </table:table-cell>
          <table:table-cell office:value-type="float" office:value="85.875">
            <text:p>85.875</text:p>
          </table:table-cell>
          <table:table-cell office:value-type="float" office:value="130.375">
            <text:p>130.375</text:p>
          </table:table-cell>
          <table:table-cell office:value-type="float" office:value="154.625">
            <text:p>154.625</text:p>
          </table:table-cell>
          <table:table-cell office:value-type="float" office:value="0.258659638554217">
            <text:p>0.2586596386</text:p>
          </table:table-cell>
          <table:table-cell office:value-type="float" office:value="0.185984308131241">
            <text:p>0.1859843081</text:p>
          </table:table-cell>
          <table:table-cell office:value-type="float" office:value="0.0899505526468877">
            <text:p>0.0899505526</text:p>
          </table:table-cell>
          <table:table-cell office:value-type="float" office:value="2.03644215982908">
            <text:p>2.0364421598</text:p>
          </table:table-cell>
          <table:table-cell office:value-type="float" office:value="1.71874179768661">
            <text:p>1.7187417977</text:p>
          </table:table-cell>
          <table:table-cell office:value-type="float" office:value="1.33068549403021">
            <text:p>1.330685494</text:p>
          </table:table-cell>
          <table:table-cell office:value-type="float" office:value="3.01306275752054">
            <text:p>3.0130627575</text:p>
          </table:table-cell>
          <table:table-cell office:value-type="float" office:value="4.06363784334379">
            <text:p>4.0636378433</text:p>
          </table:table-cell>
          <table:table-cell office:value-type="float" office:value="8.04746806669407">
            <text:p>8.047468066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32">
            <text:p>732</text:p>
          </table:table-cell>
          <table:table-cell office:value-type="float" office:value="1774">
            <text:p>1774</text:p>
          </table:table-cell>
          <table:table-cell office:value-type="float" office:value="73.75">
            <text:p>73.75</text:p>
          </table:table-cell>
          <table:table-cell office:value-type="float" office:value="72">
            <text:p>72</text:p>
          </table:table-cell>
          <table:table-cell office:value-type="float" office:value="159">
            <text:p>159</text:p>
          </table:table-cell>
          <table:table-cell office:value-type="float" office:value="0.211925287356322">
            <text:p>0.2119252874</text:p>
          </table:table-cell>
          <table:table-cell office:value-type="float" office:value="0.0983606557377049">
            <text:p>0.0983606557</text:p>
          </table:table-cell>
          <table:table-cell office:value-type="float" office:value="0.0896279594137542">
            <text:p>0.0896279594</text:p>
          </table:table-cell>
          <table:table-cell office:value-type="float" office:value="1.8297666674924">
            <text:p>1.8297666675</text:p>
          </table:table-cell>
          <table:table-cell office:value-type="float" office:value="1.36322493953238">
            <text:p>1.3632249395</text:p>
          </table:table-cell>
          <table:table-cell office:value-type="float" office:value="1.32944287332114">
            <text:p>1.3294428733</text:p>
          </table:table-cell>
          <table:table-cell office:value-type="float" office:value="3.60619275333065">
            <text:p>3.6061927533</text:p>
          </table:table-cell>
          <table:table-cell office:value-type="float" office:value="7.38815153699149">
            <text:p>7.388151537</text:p>
          </table:table-cell>
          <table:table-cell office:value-type="float" office:value="8.07522049087021">
            <text:p>8.07522049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60">
            <text:p>860</text:p>
          </table:table-cell>
          <table:table-cell office:value-type="float" office:value="2383">
            <text:p>2383</text:p>
          </table:table-cell>
          <table:table-cell office:value-type="float" office:value="72.25">
            <text:p>72.25</text:p>
          </table:table-cell>
          <table:table-cell office:value-type="float" office:value="36.125">
            <text:p>36.125</text:p>
          </table:table-cell>
          <table:table-cell office:value-type="float" office:value="189.5">
            <text:p>189.5</text:p>
          </table:table-cell>
          <table:table-cell office:value-type="float" office:value="0.197945205479452">
            <text:p>0.1979452055</text:p>
          </table:table-cell>
          <table:table-cell office:value-type="float" office:value="0.0420058139534884">
            <text:p>0.042005814</text:p>
          </table:table-cell>
          <table:table-cell office:value-type="float" office:value="0.0795216114141838">
            <text:p>0.0795216114</text:p>
          </table:table-cell>
          <table:table-cell office:value-type="float" office:value="1.7696055357478">
            <text:p>1.7696055357</text:p>
          </table:table-cell>
          <table:table-cell office:value-type="float" office:value="1.15047874611276">
            <text:p>1.1504787461</text:p>
          </table:table-cell>
          <table:table-cell office:value-type="float" office:value="1.29072006584618">
            <text:p>1.2907200658</text:p>
          </table:table-cell>
          <table:table-cell office:value-type="float" office:value="3.83785934417402">
            <text:p>3.8378593442</text:p>
          </table:table-cell>
          <table:table-cell office:value-type="float" office:value="16.8454169602194">
            <text:p>16.8454169602</text:p>
          </table:table-cell>
          <table:table-cell office:value-type="float" office:value="9.05861713093949">
            <text:p>9.058617130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78">
            <text:p>978</text:p>
          </table:table-cell>
          <table:table-cell office:value-type="float" office:value="2662">
            <text:p>2662</text:p>
          </table:table-cell>
          <table:table-cell office:value-type="float" office:value="61.25">
            <text:p>61.25</text:p>
          </table:table-cell>
          <table:table-cell office:value-type="float" office:value="21.125">
            <text:p>21.125</text:p>
          </table:table-cell>
          <table:table-cell office:value-type="float" office:value="154.75">
            <text:p>154.75</text:p>
          </table:table-cell>
          <table:table-cell office:value-type="float" office:value="0.179093567251462">
            <text:p>0.1790935673</text:p>
          </table:table-cell>
          <table:table-cell office:value-type="float" office:value="0.0216002044989775">
            <text:p>0.0216002045</text:p>
          </table:table-cell>
          <table:table-cell office:value-type="float" office:value="0.0581329827197596">
            <text:p>0.0581329827</text:p>
          </table:table-cell>
          <table:table-cell office:value-type="float" office:value="1.68969351680859">
            <text:p>1.6896935168</text:p>
          </table:table-cell>
          <table:table-cell office:value-type="float" office:value="1.07651519066184">
            <text:p>1.0765151907</text:p>
          </table:table-cell>
          <table:table-cell office:value-type="float" office:value="1.21008914913175">
            <text:p>1.2100891491</text:p>
          </table:table-cell>
          <table:table-cell office:value-type="float" office:value="4.20736931366078">
            <text:p>4.2073693137</text:p>
          </table:table-cell>
          <table:table-cell office:value-type="float" office:value="32.4351826431227">
            <text:p>32.4351826431</text:p>
          </table:table-cell>
          <table:table-cell office:value-type="float" office:value="12.2667850965099">
            <text:p>12.266785096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110">
            <text:p>1110</text:p>
          </table:table-cell>
          <table:table-cell office:value-type="float" office:value="2579">
            <text:p>2579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73.625">
            <text:p>73.625</text:p>
          </table:table-cell>
          <table:table-cell office:value-type="float" office:value="0.274390243902439">
            <text:p>0.2743902439</text:p>
          </table:table-cell>
          <table:table-cell office:value-type="float" office:value="0.0918918918918919">
            <text:p>0.0918918919</text:p>
          </table:table-cell>
          <table:table-cell office:value-type="float" office:value="0.0285478867778209">
            <text:p>0.0285478868</text:p>
          </table:table-cell>
          <table:table-cell office:value-type="float" office:value="2.10793426531826">
            <text:p>2.1079342653</text:p>
          </table:table-cell>
          <table:table-cell office:value-type="float" office:value="1.33817209642075">
            <text:p>1.3381720964</text:p>
          </table:table-cell>
          <table:table-cell office:value-type="float" office:value="1.10151496812775">
            <text:p>1.1015149681</text:p>
          </table:table-cell>
          <table:table-cell office:value-type="float" office:value="2.85871819494686">
            <text:p>2.8587181949</text:p>
          </table:table-cell>
          <table:table-cell office:value-type="float" office:value="7.88456851441153">
            <text:p>7.8845685144</text:p>
          </table:table-cell>
          <table:table-cell office:value-type="float" office:value="24.625104985544">
            <text:p>24.625104985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12">
            <text:p>1012</text:p>
          </table:table-cell>
          <table:table-cell office:value-type="float" office:value="2320">
            <text:p>2320</text:p>
          </table:table-cell>
          <table:table-cell office:value-type="float" office:value="113.5">
            <text:p>113.5</text:p>
          </table:table-cell>
          <table:table-cell office:value-type="float" office:value="103.5">
            <text:p>103.5</text:p>
          </table:table-cell>
          <table:table-cell office:value-type="float" office:value="156.125">
            <text:p>156.125</text:p>
          </table:table-cell>
          <table:table-cell office:value-type="float" office:value="0.315277777777778">
            <text:p>0.3152777778</text:p>
          </table:table-cell>
          <table:table-cell office:value-type="float" office:value="0.102272727272727">
            <text:p>0.1022727273</text:p>
          </table:table-cell>
          <table:table-cell office:value-type="float" office:value="0.0672952586206896">
            <text:p>0.0672952586</text:p>
          </table:table-cell>
          <table:table-cell office:value-type="float" office:value="2.29829637345679">
            <text:p>2.2982963735</text:p>
          </table:table-cell>
          <table:table-cell office:value-type="float" office:value="1.3784555785124">
            <text:p>1.3784555785</text:p>
          </table:table-cell>
          <table:table-cell office:value-type="float" office:value="1.24440956276475">
            <text:p>1.2444095628</text:p>
          </table:table-cell>
          <table:table-cell office:value-type="float" office:value="2.52929224479151">
            <text:p>2.5292922448</text:p>
          </table:table-cell>
          <table:table-cell office:value-type="float" office:value="7.11838902545782">
            <text:p>7.1183890255</text:p>
          </table:table-cell>
          <table:table-cell office:value-type="float" office:value="10.6429013439505">
            <text:p>10.64290134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548">
            <text:p>548</text:p>
          </table:table-cell>
          <table:table-cell office:value-type="float" office:value="1268">
            <text:p>1268</text:p>
          </table:table-cell>
          <table:table-cell office:value-type="float" office:value="3296">
            <text:p>3296</text:p>
          </table:table-cell>
          <table:table-cell office:value-type="float" office:value="86.75">
            <text:p>86.75</text:p>
          </table:table-cell>
          <table:table-cell office:value-type="float" office:value="25.75">
            <text:p>25.75</text:p>
          </table:table-cell>
          <table:table-cell office:value-type="float" office:value="217.125">
            <text:p>217.125</text:p>
          </table:table-cell>
          <table:table-cell office:value-type="float" office:value="0.158302919708029">
            <text:p>0.1583029197</text:p>
          </table:table-cell>
          <table:table-cell office:value-type="float" office:value="0.020307570977918">
            <text:p>0.020307571</text:p>
          </table:table-cell>
          <table:table-cell office:value-type="float" office:value="0.0658753033980582">
            <text:p>0.0658753034</text:p>
          </table:table-cell>
          <table:table-cell office:value-type="float" office:value="1.60317745517875">
            <text:p>1.6031774552</text:p>
          </table:table-cell>
          <table:table-cell office:value-type="float" office:value="1.0718847974032">
            <text:p>1.0718847974</text:p>
          </table:table-cell>
          <table:table-cell office:value-type="float" office:value="1.23906909086486">
            <text:p>1.2390690909</text:p>
          </table:table-cell>
          <table:table-cell office:value-type="float" office:value="4.71670087356378">
            <text:p>4.7167008736</text:p>
          </table:table-cell>
          <table:table-cell office:value-type="float" office:value="34.4778637928475">
            <text:p>34.4778637928</text:p>
          </table:table-cell>
          <table:table-cell office:value-type="float" office:value="10.8649986963412">
            <text:p>10.864998696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450">
            <text:p>1450</text:p>
          </table:table-cell>
          <table:table-cell office:value-type="float" office:value="3682">
            <text:p>3682</text:p>
          </table:table-cell>
          <table:table-cell office:value-type="float" office:value="96.25">
            <text:p>96.25</text:p>
          </table:table-cell>
          <table:table-cell office:value-type="float" office:value="278.875">
            <text:p>278.875</text:p>
          </table:table-cell>
          <table:table-cell office:value-type="float" office:value="94.75">
            <text:p>94.75</text:p>
          </table:table-cell>
          <table:table-cell office:value-type="float" office:value="0.151813880126183">
            <text:p>0.1518138801</text:p>
          </table:table-cell>
          <table:table-cell office:value-type="float" office:value="0.192327586206897">
            <text:p>0.1923275862</text:p>
          </table:table-cell>
          <table:table-cell office:value-type="float" office:value="0.0257332971211298">
            <text:p>0.0257332971</text:p>
          </table:table-cell>
          <table:table-cell office:value-type="float" office:value="1.57652159067162">
            <text:p>1.5765215907</text:p>
          </table:table-cell>
          <table:table-cell office:value-type="float" office:value="1.74564675653983">
            <text:p>1.7456467565</text:p>
          </table:table-cell>
          <table:table-cell office:value-type="float" office:value="1.09136445698217">
            <text:p>1.091364457</text:p>
          </table:table-cell>
          <table:table-cell office:value-type="float" office:value="4.90418178511764">
            <text:p>4.9041817851</text:p>
          </table:table-cell>
          <table:table-cell office:value-type="float" office:value="3.94041053162432">
            <text:p>3.9404105316</text:p>
          </table:table-cell>
          <table:table-cell office:value-type="float" office:value="27.2809151654265">
            <text:p>27.280915165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25">
            <text:p>825</text:p>
          </table:table-cell>
          <table:table-cell office:value-type="float" office:value="1594">
            <text:p>1594</text:p>
          </table:table-cell>
          <table:table-cell office:value-type="float" office:value="3743">
            <text:p>3743</text:p>
          </table:table-cell>
          <table:table-cell office:value-type="float" office:value="79.375">
            <text:p>79.375</text:p>
          </table:table-cell>
          <table:table-cell office:value-type="float" office:value="56.625">
            <text:p>56.625</text:p>
          </table:table-cell>
          <table:table-cell office:value-type="float" office:value="7.75">
            <text:p>7.75</text:p>
          </table:table-cell>
          <table:table-cell office:value-type="float" office:value="0.0962121212121212">
            <text:p>0.0962121212</text:p>
          </table:table-cell>
          <table:table-cell office:value-type="float" office:value="0.0355238393977415">
            <text:p>0.0355238394</text:p>
          </table:table-cell>
          <table:table-cell office:value-type="float" office:value="0.00207053165909698">
            <text:p>0.0020705317</text:p>
          </table:table-cell>
          <table:table-cell office:value-type="float" office:value="1.35488569788797">
            <text:p>1.3548856979</text:p>
          </table:table-cell>
          <table:table-cell office:value-type="float" office:value="1.12680684649659">
            <text:p>1.1268068465</text:p>
          </table:table-cell>
          <table:table-cell office:value-type="float" office:value="1.00725526352549">
            <text:p>1.0072552635</text:p>
          </table:table-cell>
          <table:table-cell office:value-type="float" office:value="7.54563265000867">
            <text:p>7.54563265</text:p>
          </table:table-cell>
          <table:table-cell office:value-type="float" office:value="19.8567269384419">
            <text:p>19.8567269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1562">
            <text:p>1562</text:p>
          </table:table-cell>
          <table:table-cell office:value-type="float" office:value="3758">
            <text:p>3758</text:p>
          </table:table-cell>
          <table:table-cell office:value-type="float" office:value="40.5">
            <text:p>40.5</text:p>
          </table:table-cell>
          <table:table-cell office:value-type="float" office:value="110">
            <text:p>110</text:p>
          </table:table-cell>
          <table:table-cell office:value-type="float" office:value="92.5">
            <text:p>92.5</text:p>
          </table:table-cell>
          <table:table-cell office:value-type="float" office:value="0.0521907216494845">
            <text:p>0.0521907216</text:p>
          </table:table-cell>
          <table:table-cell office:value-type="float" office:value="0.0704225352112676">
            <text:p>0.0704225352</text:p>
          </table:table-cell>
          <table:table-cell office:value-type="float" office:value="0.0246141564662054">
            <text:p>0.0246141565</text:p>
          </table:table-cell>
          <table:table-cell office:value-type="float" office:value="1.18800631376873">
            <text:p>1.1880063138</text:p>
          </table:table-cell>
          <table:table-cell office:value-type="float" office:value="1.25619916683198">
            <text:p>1.2561991668</text:p>
          </table:table-cell>
          <table:table-cell office:value-type="float" office:value="1.08733702676086">
            <text:p>1.0873370268</text:p>
          </table:table-cell>
          <table:table-cell office:value-type="float" office:value="13.6246773713392">
            <text:p>13.6246773713</text:p>
          </table:table-cell>
          <table:table-cell office:value-type="float" office:value="10.1853329354361">
            <text:p>10.1853329354</text:p>
          </table:table-cell>
          <table:table-cell office:value-type="float" office:value="28.5056782889042">
            <text:p>28.505678288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38">
            <text:p>938</text:p>
          </table:table-cell>
          <table:table-cell office:value-type="float" office:value="1676">
            <text:p>1676</text:p>
          </table:table-cell>
          <table:table-cell office:value-type="float" office:value="4364">
            <text:p>4364</text:p>
          </table:table-cell>
          <table:table-cell office:value-type="float" office:value="44.875">
            <text:p>44.875</text:p>
          </table:table-cell>
          <table:table-cell office:value-type="float" office:value="67.5">
            <text:p>67.5</text:p>
          </table:table-cell>
          <table:table-cell office:value-type="float" office:value="-113.125">
            <text:p>-113.125</text:p>
          </table:table-cell>
          <table:table-cell office:value-type="float" office:value="0.0478411513859275">
            <text:p>0.0478411514</text:p>
          </table:table-cell>
          <table:table-cell office:value-type="float" office:value="0.0402744630071599">
            <text:p>0.040274463</text:p>
          </table:table-cell>
          <table:table-cell office:value-type="float" office:value="-0.0259223189734189">
            <text:p>-0.025922319</text:p>
          </table:table-cell>
          <table:table-cell office:value-type="float" office:value="1.17193003035197">
            <text:p>1.1719300304</text:p>
          </table:table-cell>
          <table:table-cell office:value-type="float" office:value="1.14413980397127">
            <text:p>1.144139804</text:p>
          </table:table-cell>
          <table:table-cell office:value-type="float" office:value="0.910588938170115">
            <text:p>0.9105889382</text:p>
          </table:table-cell>
          <table:table-cell office:value-type="float" office:value="14.8323881108646">
            <text:p>14.8323881109</text:p>
          </table:table-cell>
          <table:table-cell office:value-type="float" office:value="17.5548807025969">
            <text:p>17.5548807026</text:p>
          </table:table-cell>
          <table:table-cell office:value-type="float" office:value="-26.3913064374917">
            <text:p>-26.391306437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39">
            <text:p>939</text:p>
          </table:table-cell>
          <table:table-cell office:value-type="float" office:value="1680">
            <text:p>1680</text:p>
          </table:table-cell>
          <table:table-cell office:value-type="float" office:value="3588">
            <text:p>3588</text:p>
          </table:table-cell>
          <table:table-cell office:value-type="float" office:value="81">
            <text:p>81</text:p>
          </table:table-cell>
          <table:table-cell office:value-type="float" office:value="44.75">
            <text:p>44.75</text:p>
          </table:table-cell>
          <table:table-cell office:value-type="float" office:value="39.5">
            <text:p>39.5</text:p>
          </table:table-cell>
          <table:table-cell office:value-type="float" office:value="0.0862619808306709">
            <text:p>0.0862619808</text:p>
          </table:table-cell>
          <table:table-cell office:value-type="float" office:value="0.0266369047619048">
            <text:p>0.0266369048</text:p>
          </table:table-cell>
          <table:table-cell office:value-type="float" office:value="0.0110089186176143">
            <text:p>0.0110089186</text:p>
          </table:table-cell>
          <table:table-cell office:value-type="float" office:value="1.31650154640754">
            <text:p>1.3165015464</text:p>
          </table:table-cell>
          <table:table-cell office:value-type="float" office:value="1.09461983506944">
            <text:p>1.0946198351</text:p>
          </table:table-cell>
          <table:table-cell office:value-type="float" office:value="1.03876875988834">
            <text:p>1.0387687599</text:p>
          </table:table-cell>
          <table:table-cell office:value-type="float" office:value="8.37716761647677">
            <text:p>8.3771676165</text:p>
          </table:table-cell>
          <table:table-cell office:value-type="float" office:value="26.3671168855482">
            <text:p>26.3671168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88">
            <text:p>888</text:p>
          </table:table-cell>
          <table:table-cell office:value-type="float" office:value="1484">
            <text:p>1484</text:p>
          </table:table-cell>
          <table:table-cell office:value-type="float" office:value="2700">
            <text:p>270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0.0529279279279279">
            <text:p>0.0529279279</text:p>
          </table:table-cell>
          <table:table-cell office:value-type="float" office:value="0">
            <text:p>0</text:p>
          </table:table-cell>
          <table:table-cell office:value-type="float" office:value="0.00194444444444444">
            <text:p>0.0019444444</text:p>
          </table:table-cell>
          <table:table-cell office:value-type="float" office:value="1.19073842423505">
            <text:p>1.1907384242</text:p>
          </table:table-cell>
          <table:table-cell office:value-type="float" office:value="1">
            <text:p>1</text:p>
          </table:table-cell>
          <table:table-cell office:value-type="float" office:value="1.00681296604938">
            <text:p>1.006812966</text:p>
          </table:table-cell>
          <table:table-cell office:value-type="float" office:value="13.4396520147434">
            <text:p>13.4396520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972">
            <text:p>972</text:p>
          </table:table-cell>
          <table:table-cell office:value-type="float" office:value="1617">
            <text:p>1617</text:p>
          </table:table-cell>
          <table:table-cell office:value-type="float" office:value="2971">
            <text:p>2971</text:p>
          </table:table-cell>
          <table:table-cell office:value-type="float" office:value="-190.75">
            <text:p>-190.75</text:p>
          </table:table-cell>
          <table:table-cell office:value-type="float" office:value="-66.125">
            <text:p>-66.125</text:p>
          </table:table-cell>
          <table:table-cell office:value-type="float" office:value="-17.375">
            <text:p>-17.375</text:p>
          </table:table-cell>
          <table:table-cell office:value-type="float" office:value="-0.196244855967078">
            <text:p>-0.196244856</text:p>
          </table:table-cell>
          <table:table-cell office:value-type="float" office:value="-0.0408936301793445">
            <text:p>-0.0408936302</text:p>
          </table:table-cell>
          <table:table-cell office:value-type="float" office:value="-0.00584819925950858">
            <text:p>-0.0058481993</text:p>
          </table:table-cell>
          <table:table-cell office:value-type="float" office:value="0.388626609362563">
            <text:p>0.3886266094</text:p>
          </table:table-cell>
          <table:table-cell office:value-type="float" office:value="0.860149980791215">
            <text:p>0.8601499808</text:p>
          </table:table-cell>
          <table:table-cell office:value-type="float" office:value="0.979598337403495">
            <text:p>0.9795983374</text:p>
          </table:table-cell>
          <table:table-cell office:value-type="float" office:value="-3.17287039283515">
            <text:p>-3.1728703928</text:p>
          </table:table-cell>
          <table:table-cell office:value-type="float" office:value="-16.6010183591161">
            <text:p>-16.6010183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783">
            <text:p>783</text:p>
          </table:table-cell>
          <table:table-cell office:value-type="float" office:value="1706">
            <text:p>1706</text:p>
          </table:table-cell>
          <table:table-cell office:value-type="float" office:value="3234">
            <text:p>3234</text:p>
          </table:table-cell>
          <table:table-cell office:value-type="float" office:value="-247">
            <text:p>-247</text:p>
          </table:table-cell>
          <table:table-cell office:value-type="float" office:value="-148.25">
            <text:p>-148.25</text:p>
          </table:table-cell>
          <table:table-cell office:value-type="float" office:value="-26.375">
            <text:p>-26.375</text:p>
          </table:table-cell>
          <table:table-cell office:value-type="float" office:value="-0.315453384418902">
            <text:p>-0.3154533844</text:p>
          </table:table-cell>
          <table:table-cell office:value-type="float" office:value="-0.0868991793669402">
            <text:p>-0.0868991794</text:p>
          </table:table-cell>
          <table:table-cell office:value-type="float" office:value="-0.00815553494124923">
            <text:p>-0.0081555349</text:p>
          </table:table-cell>
          <table:table-cell office:value-type="float" office:value="0.0909543965068694">
            <text:p>0.0909543965</text:p>
          </table:table-cell>
          <table:table-cell office:value-type="float" office:value="0.710653748270019">
            <text:p>0.7106537483</text:p>
          </table:table-cell>
          <table:table-cell office:value-type="float" office:value="0.971585992695976">
            <text:p>0.9715859927</text:p>
          </table:table-cell>
          <table:table-cell office:value-type="float" office:value="-1.82889145127238">
            <text:p>-1.8288914513</text:p>
          </table:table-cell>
          <table:table-cell office:value-type="float" office:value="-7.62462857107827">
            <text:p>-7.6246285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75">
            <text:p>675</text:p>
          </table:table-cell>
          <table:table-cell office:value-type="float" office:value="1651">
            <text:p>1651</text:p>
          </table:table-cell>
          <table:table-cell office:value-type="float" office:value="2601">
            <text:p>2601</text:p>
          </table:table-cell>
          <table:table-cell office:value-type="float" office:value="-150">
            <text:p>-150</text:p>
          </table:table-cell>
          <table:table-cell office:value-type="float" office:value="-27.25">
            <text:p>-27.25</text:p>
          </table:table-cell>
          <table:table-cell office:value-type="float" office:value="33">
            <text:p>33</text:p>
          </table:table-cell>
          <table:table-cell office:value-type="float" office:value="-0.222222222222222">
            <text:p>-0.2222222222</text:p>
          </table:table-cell>
          <table:table-cell office:value-type="float" office:value="-0.0165051483949122">
            <text:p>-0.0165051484</text:p>
          </table:table-cell>
          <table:table-cell office:value-type="float" office:value="0.0126874279123414">
            <text:p>0.0126874279</text:p>
          </table:table-cell>
          <table:table-cell office:value-type="float" office:value="0.319012345679012">
            <text:p>0.3190123457</text:p>
          </table:table-cell>
          <table:table-cell office:value-type="float" office:value="0.942765923667942">
            <text:p>0.9427659237</text:p>
          </table:table-cell>
          <table:table-cell office:value-type="float" office:value="1.04472150051418">
            <text:p>1.0447215005</text:p>
          </table:table-cell>
          <table:table-cell office:value-type="float" office:value="-2.75808748945039">
            <text:p>-2.75808748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729">
            <text:p>729</text:p>
          </table:table-cell>
          <table:table-cell office:value-type="float" office:value="1700">
            <text:p>1700</text:p>
          </table:table-cell>
          <table:table-cell office:value-type="float" office:value="3015">
            <text:p>3015</text:p>
          </table:table-cell>
          <table:table-cell office:value-type="float" office:value="-12.875">
            <text:p>-12.875</text:p>
          </table:table-cell>
          <table:table-cell office:value-type="float" office:value="208.875">
            <text:p>208.875</text:p>
          </table:table-cell>
          <table:table-cell office:value-type="float" office:value="356">
            <text:p>356</text:p>
          </table:table-cell>
          <table:table-cell office:value-type="float" office:value="-0.0176611796982167">
            <text:p>-0.0176611797</text:p>
          </table:table-cell>
          <table:table-cell office:value-type="float" office:value="0.122867647058824">
            <text:p>0.1228676471</text:p>
          </table:table-cell>
          <table:table-cell office:value-type="float" office:value="0.118076285240464">
            <text:p>0.1180762852</text:p>
          </table:table-cell>
          <table:table-cell office:value-type="float" office:value="0.938797228902174">
            <text:p>0.9387972289</text:p>
          </table:table-cell>
          <table:table-cell office:value-type="float" office:value="1.45962582374567">
            <text:p>1.4596258237</text:p>
          </table:table-cell>
          <table:table-cell office:value-type="float" office:value="1.44059333624855">
            <text:p>1.4405933362</text:p>
          </table:table-cell>
          <table:table-cell office:value-type="float" office:value="0">
            <text:p>0</text:p>
          </table:table-cell>
          <table:table-cell office:value-type="float" office:value="5.9812945797886">
            <text:p>5.9812945798</text:p>
          </table:table-cell>
          <table:table-cell office:value-type="float" office:value="6.21046167036894">
            <text:p>6.210461670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729">
            <text:p>729</text:p>
          </table:table-cell>
          <table:table-cell office:value-type="float" office:value="1665">
            <text:p>1665</text:p>
          </table:table-cell>
          <table:table-cell office:value-type="float" office:value="3283">
            <text:p>3283</text:p>
          </table:table-cell>
          <table:table-cell office:value-type="float" office:value="10.125">
            <text:p>10.125</text:p>
          </table:table-cell>
          <table:table-cell office:value-type="float" office:value="18.625">
            <text:p>18.625</text:p>
          </table:table-cell>
          <table:table-cell office:value-type="float" office:value="326.625">
            <text:p>326.625</text:p>
          </table:table-cell>
          <table:table-cell office:value-type="float" office:value="0.0138888888888889">
            <text:p>0.0138888889</text:p>
          </table:table-cell>
          <table:table-cell office:value-type="float" office:value="0.0111861861861862">
            <text:p>0.0111861862</text:p>
          </table:table-cell>
          <table:table-cell office:value-type="float" office:value="0.0994897959183673">
            <text:p>0.0994897959</text:p>
          </table:table-cell>
          <table:table-cell office:value-type="float" office:value="1.04898919753086">
            <text:p>1.0489891975</text:p>
          </table:table-cell>
          <table:table-cell office:value-type="float" office:value="1.03939690794398">
            <text:p>1.0393969079</text:p>
          </table:table-cell>
          <table:table-cell office:value-type="float" office:value="1.36761479591837">
            <text:p>1.3676147959</text:p>
          </table:table-cell>
          <table:table-cell table:number-columns-repeated="2" office:value-type="float" office:value="0">
            <text:p>0</text:p>
          </table:table-cell>
          <table:table-cell office:value-type="float" office:value="7.3081136921114">
            <text:p>7.308113692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648">
            <text:p>648</text:p>
          </table:table-cell>
          <table:table-cell office:value-type="float" office:value="1683">
            <text:p>1683</text:p>
          </table:table-cell>
          <table:table-cell office:value-type="float" office:value="3417">
            <text:p>3417</text:p>
          </table:table-cell>
          <table:table-cell office:value-type="float" office:value="64.125">
            <text:p>64.125</text:p>
          </table:table-cell>
          <table:table-cell office:value-type="float" office:value="136.125">
            <text:p>136.125</text:p>
          </table:table-cell>
          <table:table-cell office:value-type="float" office:value="309.875">
            <text:p>309.875</text:p>
          </table:table-cell>
          <table:table-cell office:value-type="float" office:value="0.0989583333333333">
            <text:p>0.0989583333</text:p>
          </table:table-cell>
          <table:table-cell office:value-type="float" office:value="0.0808823529411765">
            <text:p>0.0808823529</text:p>
          </table:table-cell>
          <table:table-cell office:value-type="float" office:value="0.0906862745098039">
            <text:p>0.0906862745</text:p>
          </table:table-cell>
          <table:table-cell office:value-type="float" office:value="1.36554796006944">
            <text:p>1.3655479601</text:p>
          </table:table-cell>
          <table:table-cell office:value-type="float" office:value="1.29591046712803">
            <text:p>1.2959104671</text:p>
          </table:table-cell>
          <table:table-cell office:value-type="float" office:value="1.33352100153787">
            <text:p>1.3335210015</text:p>
          </table:table-cell>
          <table:table-cell office:value-type="float" office:value="7.34555845888234">
            <text:p>7.3455584589</text:p>
          </table:table-cell>
          <table:table-cell office:value-type="float" office:value="8.91190111391371">
            <text:p>8.9119011139</text:p>
          </table:table-cell>
          <table:table-cell office:value-type="float" office:value="7.98491273847907">
            <text:p>7.98491273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918">
            <text:p>918</text:p>
          </table:table-cell>
          <table:table-cell office:value-type="float" office:value="1743">
            <text:p>1743</text:p>
          </table:table-cell>
          <table:table-cell office:value-type="float" office:value="4087">
            <text:p>4087</text:p>
          </table:table-cell>
          <table:table-cell office:value-type="float" office:value="128.25">
            <text:p>128.25</text:p>
          </table:table-cell>
          <table:table-cell office:value-type="float" office:value="-37.5">
            <text:p>-37.5</text:p>
          </table:table-cell>
          <table:table-cell office:value-type="float" office:value="360.125">
            <text:p>360.125</text:p>
          </table:table-cell>
          <table:table-cell office:value-type="float" office:value="0.139705882352941">
            <text:p>0.1397058824</text:p>
          </table:table-cell>
          <table:table-cell office:value-type="float" office:value="-0.0215146299483649">
            <text:p>-0.0215146299</text:p>
          </table:table-cell>
          <table:table-cell office:value-type="float" office:value="0.0881147540983607">
            <text:p>0.0881147541</text:p>
          </table:table-cell>
          <table:table-cell office:value-type="float" office:value="1.52722534602076">
            <text:p>1.527225346</text:p>
          </table:table-cell>
          <table:table-cell office:value-type="float" office:value="0.92560603861228">
            <text:p>0.9256060386</text:p>
          </table:table-cell>
          <table:table-cell office:value-type="float" office:value="1.3236194907283">
            <text:p>1.3236194907</text:p>
          </table:table-cell>
          <table:table-cell office:value-type="float" office:value="5.30049671311602">
            <text:p>5.3004967131</text:p>
          </table:table-cell>
          <table:table-cell office:value-type="float" office:value="-31.8696510749215">
            <text:p>-31.8696510749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848">
            <text:p>848</text:p>
          </table:table-cell>
          <table:table-cell office:value-type="float" office:value="1701">
            <text:p>1701</text:p>
          </table:table-cell>
          <table:table-cell office:value-type="float" office:value="5092">
            <text:p>5092</text:p>
          </table:table-cell>
          <table:table-cell office:value-type="float" office:value="1.625">
            <text:p>1.625</text:p>
          </table:table-cell>
          <table:table-cell office:value-type="float" office:value="36.125">
            <text:p>36.125</text:p>
          </table:table-cell>
          <table:table-cell office:value-type="float" office:value="209.375">
            <text:p>209.375</text:p>
          </table:table-cell>
          <table:table-cell office:value-type="float" office:value="0.00191627358490566">
            <text:p>0.0019162736</text:p>
          </table:table-cell>
          <table:table-cell office:value-type="float" office:value="0.0212375073486185">
            <text:p>0.0212375073</text:p>
          </table:table-cell>
          <table:table-cell office:value-type="float" office:value="0.0411184210526316">
            <text:p>0.0411184211</text:p>
          </table:table-cell>
          <table:table-cell office:value-type="float" office:value="1.0067141548719">
            <text:p>1.0067141549</text:p>
          </table:table-cell>
          <table:table-cell office:value-type="float" office:value="1.07521529788819">
            <text:p>1.0752152979</text:p>
          </table:table-cell>
          <table:table-cell office:value-type="float" office:value="1.14722829380194">
            <text:p>1.1472282938</text:p>
          </table:table-cell>
          <table:table-cell office:value-type="float" office:value="0">
            <text:p>0</text:p>
          </table:table-cell>
          <table:table-cell office:value-type="float" office:value="32.9832380325366">
            <text:p>32.9832380325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1560">
            <text:p>1560</text:p>
          </table:table-cell>
          <table:table-cell office:value-type="float" office:value="4958">
            <text:p>4958</text:p>
          </table:table-cell>
          <table:table-cell office:value-type="float" office:value="-34.75">
            <text:p>-34.75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-0.0462101063829787">
            <text:p>-0.0462101064</text:p>
          </table:table-cell>
          <table:table-cell office:value-type="float" office:value="0.0993589743589744">
            <text:p>0.0993589744</text:p>
          </table:table-cell>
          <table:table-cell office:value-type="float" office:value="0.027027027027027">
            <text:p>0.027027027</text:p>
          </table:table-cell>
          <table:table-cell office:value-type="float" office:value="0.84244996056615">
            <text:p>0.8424499606</text:p>
          </table:table-cell>
          <table:table-cell office:value-type="float" office:value="1.36710593359632">
            <text:p>1.3671059336</text:p>
          </table:table-cell>
          <table:table-cell office:value-type="float" office:value="1.09602629656684">
            <text:p>1.0960262966</text:p>
          </table:table-cell>
          <table:table-cell office:value-type="float" office:value="-14.650598125078">
            <text:p>-14.6505981251</text:p>
          </table:table-cell>
          <table:table-cell office:value-type="float" office:value="7.31729372589193">
            <text:p>7.3172937259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33">
            <text:p>33</text:p>
          </table:table-cell>
          <table:table-cell office:value-type="float" office:value="928">
            <text:p>928</text:p>
          </table:table-cell>
          <table:table-cell office:value-type="float" office:value="1716">
            <text:p>1716</text:p>
          </table:table-cell>
          <table:table-cell office:value-type="float" office:value="4891">
            <text:p>4891</text:p>
          </table:table-cell>
          <table:table-cell office:value-type="float" office:value="-81.75">
            <text:p>-81.75</text:p>
          </table:table-cell>
          <table:table-cell office:value-type="float" office:value="-78.625">
            <text:p>-78.625</text:p>
          </table:table-cell>
          <table:table-cell office:value-type="float" office:value="226.125">
            <text:p>226.125</text:p>
          </table:table-cell>
          <table:table-cell office:value-type="float" office:value="-0.0880926724137931">
            <text:p>-0.0880926724</text:p>
          </table:table-cell>
          <table:table-cell office:value-type="float" office:value="-0.0458187645687646">
            <text:p>-0.0458187646</text:p>
          </table:table-cell>
          <table:table-cell office:value-type="float" office:value="0.0462328767123288">
            <text:p>0.0462328767</text:p>
          </table:table-cell>
          <table:table-cell office:value-type="float" office:value="0.706885871660412">
            <text:p>0.7068858717</text:p>
          </table:table-cell>
          <table:table-cell office:value-type="float" office:value="0.843749068015075">
            <text:p>0.843749068</text:p>
          </table:table-cell>
          <table:table-cell office:value-type="float" office:value="1.16600452711578">
            <text:p>1.1660045271</text:p>
          </table:table-cell>
          <table:table-cell office:value-type="float" office:value="-7.51648685025146">
            <text:p>-7.5164868503</text:p>
          </table:table-cell>
          <table:table-cell office:value-type="float" office:value="-14.778737227855">
            <text:p>-14.7787372279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35">
            <text:p>35</text:p>
          </table:table-cell>
          <table:table-cell office:value-type="float" office:value="992">
            <text:p>992</text:p>
          </table:table-cell>
          <table:table-cell office:value-type="float" office:value="2052">
            <text:p>2052</text:p>
          </table:table-cell>
          <table:table-cell office:value-type="float" office:value="5159">
            <text:p>5159</text:p>
          </table:table-cell>
          <table:table-cell office:value-type="float" office:value="-41">
            <text:p>-41</text:p>
          </table:table-cell>
          <table:table-cell office:value-type="float" office:value="84.375">
            <text:p>84.375</text:p>
          </table:table-cell>
          <table:table-cell office:value-type="float" office:value="284.75">
            <text:p>284.75</text:p>
          </table:table-cell>
          <table:table-cell office:value-type="float" office:value="-0.0413306451612903">
            <text:p>-0.0413306452</text:p>
          </table:table-cell>
          <table:table-cell office:value-type="float" office:value="0.0411184210526316">
            <text:p>0.0411184211</text:p>
          </table:table-cell>
          <table:table-cell office:value-type="float" office:value="0.0551948051948052">
            <text:p>0.0551948052</text:p>
          </table:table-cell>
          <table:table-cell office:value-type="float" office:value="0.858690857505203">
            <text:p>0.8586908575</text:p>
          </table:table-cell>
          <table:table-cell office:value-type="float" office:value="1.14722829380194">
            <text:p>1.1472282938</text:p>
          </table:table-cell>
          <table:table-cell office:value-type="float" office:value="1.19915289256198">
            <text:p>1.1991528926</text:p>
          </table:table-cell>
          <table:table-cell office:value-type="float" office:value="-16.4217689558743">
            <text:p>-16.4217689559</text:p>
          </table:table-cell>
          <table:table-cell office:value-type="float" office:value="17.2015855228123">
            <text:p>17.2015855228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848">
            <text:p>848</text:p>
          </table:table-cell>
          <table:table-cell office:value-type="float" office:value="2025">
            <text:p>2025</text:p>
          </table:table-cell>
          <table:table-cell office:value-type="float" office:value="4958">
            <text:p>4958</text:p>
          </table:table-cell>
          <table:table-cell office:value-type="float" office:value="1.625">
            <text:p>1.625</text:p>
          </table:table-cell>
          <table:table-cell office:value-type="float" office:value="-130.5">
            <text:p>-130.5</text:p>
          </table:table-cell>
          <table:table-cell office:value-type="float" office:value="134">
            <text:p>134</text:p>
          </table:table-cell>
          <table:table-cell office:value-type="float" office:value="0.00191627358490566">
            <text:p>0.0019162736</text:p>
          </table:table-cell>
          <table:table-cell office:value-type="float" office:value="-0.0644444444444444">
            <text:p>-0.0644444444</text:p>
          </table:table-cell>
          <table:table-cell office:value-type="float" office:value="0.027027027027027">
            <text:p>0.027027027</text:p>
          </table:table-cell>
          <table:table-cell office:value-type="float" office:value="1.0067141548719">
            <text:p>1.0067141549</text:p>
          </table:table-cell>
          <table:table-cell office:value-type="float" office:value="0.782584493827161">
            <text:p>0.7825844938</text:p>
          </table:table-cell>
          <table:table-cell office:value-type="float" office:value="1.09602629656684">
            <text:p>1.0960262966</text:p>
          </table:table-cell>
          <table:table-cell office:value-type="float" office:value="0">
            <text:p>0</text:p>
          </table:table-cell>
          <table:table-cell office:value-type="float" office:value="-10.4053109876144">
            <text:p>-10.4053109876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1944">
            <text:p>1944</text:p>
          </table:table-cell>
          <table:table-cell office:value-type="float" office:value="4891">
            <text:p>4891</text:p>
          </table:table-cell>
          <table:table-cell office:value-type="float" office:value="24">
            <text:p>24</text:p>
          </table:table-cell>
          <table:table-cell office:value-type="float" office:value="-87.75">
            <text:p>-87.75</text:p>
          </table:table-cell>
          <table:table-cell office:value-type="float" office:value="226.125">
            <text:p>226.125</text:p>
          </table:table-cell>
          <table:table-cell office:value-type="float" office:value="0.0319148936170213">
            <text:p>0.0319148936</text:p>
          </table:table-cell>
          <table:table-cell office:value-type="float" office:value="-0.0451388888888889">
            <text:p>-0.0451388889</text:p>
          </table:table-cell>
          <table:table-cell office:value-type="float" office:value="0.0462328767123288">
            <text:p>0.0462328767</text:p>
          </table:table-cell>
          <table:table-cell office:value-type="float" office:value="1.11369850611136">
            <text:p>1.1136985061</text:p>
          </table:table-cell>
          <table:table-cell office:value-type="float" office:value="0.846007426697531">
            <text:p>0.8460074267</text:p>
          </table:table-cell>
          <table:table-cell office:value-type="float" office:value="1.16600452711578">
            <text:p>1.1660045271</text:p>
          </table:table-cell>
          <table:table-cell office:value-type="float" office:value="22.0633706070213">
            <text:p>22.063370607</text:p>
          </table:table-cell>
          <table:table-cell office:value-type="float" office:value="-15.0066345013279">
            <text:p>-15.0066345013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45">
            <text:p>45</text:p>
          </table:table-cell>
          <table:table-cell office:value-type="float" office:value="944">
            <text:p>944</text:p>
          </table:table-cell>
          <table:table-cell office:value-type="float" office:value="1958">
            <text:p>1958</text:p>
          </table:table-cell>
          <table:table-cell office:value-type="float" office:value="5226">
            <text:p>5226</text:p>
          </table:table-cell>
          <table:table-cell office:value-type="float" office:value="12">
            <text:p>12</text:p>
          </table:table-cell>
          <table:table-cell office:value-type="float" office:value="-82.5">
            <text:p>-82.5</text:p>
          </table:table-cell>
          <table:table-cell office:value-type="float" office:value="134">
            <text:p>134</text:p>
          </table:table-cell>
          <table:table-cell office:value-type="float" office:value="0.0127118644067797">
            <text:p>0.0127118644</text:p>
          </table:table-cell>
          <table:table-cell office:value-type="float" office:value="-0.0421348314606742">
            <text:p>-0.0421348315</text:p>
          </table:table-cell>
          <table:table-cell office:value-type="float" office:value="0.0256410256410256">
            <text:p>0.0256410256</text:p>
          </table:table-cell>
          <table:table-cell office:value-type="float" office:value="1.04480824475725">
            <text:p>1.0448082448</text:p>
          </table:table-cell>
          <table:table-cell office:value-type="float" office:value="0.85600776417119">
            <text:p>0.8560077642</text:p>
          </table:table-cell>
          <table:table-cell office:value-type="float" office:value="1.0910322156476">
            <text:p>1.0910322156</text:p>
          </table:table-cell>
          <table:table-cell office:value-type="float" office:value="0">
            <text:p>0</text:p>
          </table:table-cell>
          <table:table-cell office:value-type="float" office:value="-16.1016330071733">
            <text:p>-16.1016330072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704">
            <text:p>704</text:p>
          </table:table-cell>
          <table:table-cell office:value-type="float" office:value="1960">
            <text:p>1960</text:p>
          </table:table-cell>
          <table:table-cell office:value-type="float" office:value="6365">
            <text:p>6365</text:p>
          </table:table-cell>
          <table:table-cell office:value-type="float" office:value="-82">
            <text:p>-82</text:p>
          </table:table-cell>
          <table:table-cell office:value-type="float" office:value="90">
            <text:p>90</text:p>
          </table:table-cell>
          <table:table-cell office:value-type="float" office:value="-58.625">
            <text:p>-58.625</text:p>
          </table:table-cell>
          <table:table-cell office:value-type="float" office:value="-0.116477272727273">
            <text:p>-0.1164772727</text:p>
          </table:table-cell>
          <table:table-cell office:value-type="float" office:value="0.0459183673469388">
            <text:p>0.0459183673</text:p>
          </table:table-cell>
          <table:table-cell office:value-type="float" office:value="-0.00921052631578947">
            <text:p>-0.0092105263</text:p>
          </table:table-cell>
          <table:table-cell office:value-type="float" office:value="0.618920777376033">
            <text:p>0.6189207774</text:p>
          </table:table-cell>
          <table:table-cell office:value-type="float" office:value="1.16484693877551">
            <text:p>1.1648469388</text:p>
          </table:table-cell>
          <table:table-cell office:value-type="float" office:value="0.967929432132964">
            <text:p>0.9679294321</text:p>
          </table:table-cell>
          <table:table-cell office:value-type="float" office:value="-5.59719719433958">
            <text:p>-5.5971971943</text:p>
          </table:table-cell>
          <table:table-cell office:value-type="float" office:value="15.4391856875513">
            <text:p>15.4391856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480">
            <text:p>480</text:p>
          </table:table-cell>
          <table:table-cell office:value-type="float" office:value="1881">
            <text:p>1881</text:p>
          </table:table-cell>
          <table:table-cell office:value-type="float" office:value="6499">
            <text:p>6499</text:p>
          </table:table-cell>
          <table:table-cell office:value-type="float" office:value="-76">
            <text:p>-76</text:p>
          </table:table-cell>
          <table:table-cell office:value-type="float" office:value="-140.25">
            <text:p>-140.25</text:p>
          </table:table-cell>
          <table:table-cell office:value-type="float" office:value="-108.875">
            <text:p>-108.875</text:p>
          </table:table-cell>
          <table:table-cell office:value-type="float" office:value="-0.158333333333333">
            <text:p>-0.1583333333</text:p>
          </table:table-cell>
          <table:table-cell office:value-type="float" office:value="-0.0745614035087719">
            <text:p>-0.0745614035</text:p>
          </table:table-cell>
          <table:table-cell office:value-type="float" office:value="-0.0167525773195876">
            <text:p>-0.0167525773</text:p>
          </table:table-cell>
          <table:table-cell office:value-type="float" office:value="0.494969444444444">
            <text:p>0.4949694444</text:p>
          </table:table-cell>
          <table:table-cell office:value-type="float" office:value="0.749931517389966">
            <text:p>0.7499315174</text:p>
          </table:table-cell>
          <table:table-cell office:value-type="float" office:value="0.941916051121267">
            <text:p>0.9419160511</text:p>
          </table:table-cell>
          <table:table-cell office:value-type="float" office:value="-4.02124645094801">
            <text:p>-4.0212464509</text:p>
          </table:table-cell>
          <table:table-cell office:value-type="float" office:value="-8.9452778965271">
            <text:p>-8.9452778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336">
            <text:p>336</text:p>
          </table:table-cell>
          <table:table-cell office:value-type="float" office:value="1944">
            <text:p>1944</text:p>
          </table:table-cell>
          <table:table-cell office:value-type="float" office:value="6365">
            <text:p>6365</text:p>
          </table:table-cell>
          <table:table-cell office:value-type="float" office:value="-84.125">
            <text:p>-84.125</text:p>
          </table:table-cell>
          <table:table-cell office:value-type="float" office:value="-87.75">
            <text:p>-87.75</text:p>
          </table:table-cell>
          <table:table-cell office:value-type="float" office:value="-142.375">
            <text:p>-142.375</text:p>
          </table:table-cell>
          <table:table-cell office:value-type="float" office:value="-0.250372023809524">
            <text:p>-0.2503720238</text:p>
          </table:table-cell>
          <table:table-cell office:value-type="float" office:value="-0.0451388888888889">
            <text:p>-0.0451388889</text:p>
          </table:table-cell>
          <table:table-cell office:value-type="float" office:value="-0.0223684210526316">
            <text:p>-0.0223684211</text:p>
          </table:table-cell>
          <table:table-cell office:value-type="float" office:value="0.246562771267361">
            <text:p>0.2465627713</text:p>
          </table:table-cell>
          <table:table-cell office:value-type="float" office:value="0.846007426697531">
            <text:p>0.8460074267</text:p>
          </table:table-cell>
          <table:table-cell office:value-type="float" office:value="0.92269120498615">
            <text:p>0.922691205</text:p>
          </table:table-cell>
          <table:table-cell office:value-type="float" office:value="-2.40527255353385">
            <text:p>-2.4052725535</text:p>
          </table:table-cell>
          <table:table-cell office:value-type="float" office:value="-15.0066345013279">
            <text:p>-15.0066345013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352">
            <text:p>352</text:p>
          </table:table-cell>
          <table:table-cell office:value-type="float" office:value="1958">
            <text:p>1958</text:p>
          </table:table-cell>
          <table:table-cell office:value-type="float" office:value="6365">
            <text:p>6365</text:p>
          </table:table-cell>
          <table:table-cell office:value-type="float" office:value="-70">
            <text:p>-70</text:p>
          </table:table-cell>
          <table:table-cell office:value-type="float" office:value="-82.5">
            <text:p>-82.5</text:p>
          </table:table-cell>
          <table:table-cell office:value-type="float" office:value="-58.625">
            <text:p>-58.625</text:p>
          </table:table-cell>
          <table:table-cell office:value-type="float" office:value="-0.198863636363636">
            <text:p>-0.1988636364</text:p>
          </table:table-cell>
          <table:table-cell office:value-type="float" office:value="-0.0421348314606742">
            <text:p>-0.0421348315</text:p>
          </table:table-cell>
          <table:table-cell office:value-type="float" office:value="-0.00921052631578947">
            <text:p>-0.0092105263</text:p>
          </table:table-cell>
          <table:table-cell office:value-type="float" office:value="0.381488894628099">
            <text:p>0.3814888946</text:p>
          </table:table-cell>
          <table:table-cell office:value-type="float" office:value="0.85600776417119">
            <text:p>0.8560077642</text:p>
          </table:table-cell>
          <table:table-cell office:value-type="float" office:value="0.967929432132964">
            <text:p>0.9679294321</text:p>
          </table:table-cell>
          <table:table-cell office:value-type="float" office:value="-3.12616971268367">
            <text:p>-3.1261697127</text:p>
          </table:table-cell>
          <table:table-cell office:value-type="float" office:value="-16.1016330071733">
            <text:p>-16.1016330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544">
            <text:p>544</text:p>
          </table:table-cell>
          <table:table-cell office:value-type="float" office:value="1760">
            <text:p>1760</text:p>
          </table:table-cell>
          <table:table-cell office:value-type="float" office:value="6499">
            <text:p>6499</text:p>
          </table:table-cell>
          <table:table-cell office:value-type="float" office:value="-32">
            <text:p>-32</text:p>
          </table:table-cell>
          <table:table-cell office:value-type="float" office:value="-56">
            <text:p>-56</text:p>
          </table:table-cell>
          <table:table-cell office:value-type="float" office:value="-108.875">
            <text:p>-108.875</text:p>
          </table:table-cell>
          <table:table-cell office:value-type="float" office:value="-0.0588235294117647">
            <text:p>-0.0588235294</text:p>
          </table:table-cell>
          <table:table-cell office:value-type="float" office:value="-0.0318181818181818">
            <text:p>-0.0318181818</text:p>
          </table:table-cell>
          <table:table-cell office:value-type="float" office:value="-0.0167525773195876">
            <text:p>-0.0167525773</text:p>
          </table:table-cell>
          <table:table-cell office:value-type="float" office:value="0.800899653979239">
            <text:p>0.800899654</text:p>
          </table:table-cell>
          <table:table-cell office:value-type="float" office:value="0.890620661157025">
            <text:p>0.8906206612</text:p>
          </table:table-cell>
          <table:table-cell office:value-type="float" office:value="0.941916051121267">
            <text:p>0.9419160511</text:p>
          </table:table-cell>
          <table:table-cell office:value-type="float" office:value="-11.4334268782529">
            <text:p>-11.4334268783</text:p>
          </table:table-cell>
          <table:table-cell office:value-type="float" office:value="-21.4361843521814">
            <text:p>-21.4361843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480">
            <text:p>480</text:p>
          </table:table-cell>
          <table:table-cell office:value-type="float" office:value="1575">
            <text:p>1575</text:p>
          </table:table-cell>
          <table:table-cell office:value-type="float" office:value="6365">
            <text:p>6365</text:p>
          </table:table-cell>
          <table:table-cell office:value-type="float" office:value="-76">
            <text:p>-76</text:p>
          </table:table-cell>
          <table:table-cell office:value-type="float" office:value="5.25">
            <text:p>5.25</text:p>
          </table:table-cell>
          <table:table-cell office:value-type="float" office:value="-142.375">
            <text:p>-142.375</text:p>
          </table:table-cell>
          <table:table-cell office:value-type="float" office:value="-0.158333333333333">
            <text:p>-0.1583333333</text:p>
          </table:table-cell>
          <table:table-cell office:value-type="float" office:value="0.00333333333333333">
            <text:p>0.0033333333</text:p>
          </table:table-cell>
          <table:table-cell office:value-type="float" office:value="-0.0223684210526316">
            <text:p>-0.0223684211</text:p>
          </table:table-cell>
          <table:table-cell office:value-type="float" office:value="0.494969444444444">
            <text:p>0.4949694444</text:p>
          </table:table-cell>
          <table:table-cell office:value-type="float" office:value="1.01168844444444">
            <text:p>1.0116884444</text:p>
          </table:table-cell>
          <table:table-cell office:value-type="float" office:value="0.92269120498615">
            <text:p>0.922691205</text:p>
          </table:table-cell>
          <table:table-cell office:value-type="float" office:value="-4.02124645094801">
            <text:p>-4.0212464509</text:p>
          </table:table-cell>
          <table:table-cell office:value-type="float" office:value="0">
            <text:p>0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36">
            <text:p>336</text:p>
          </table:table-cell>
          <table:table-cell office:value-type="float" office:value="1407">
            <text:p>1407</text:p>
          </table:table-cell>
          <table:table-cell office:value-type="float" office:value="5963">
            <text:p>5963</text:p>
          </table:table-cell>
          <table:table-cell office:value-type="float" office:value="-81.25">
            <text:p>-81.25</text:p>
          </table:table-cell>
          <table:table-cell office:value-type="float" office:value="-340">
            <text:p>-340</text:p>
          </table:table-cell>
          <table:table-cell office:value-type="float" office:value="-251.25">
            <text:p>-251.25</text:p>
          </table:table-cell>
          <table:table-cell office:value-type="float" office:value="-0.241815476190476">
            <text:p>-0.2418154762</text:p>
          </table:table-cell>
          <table:table-cell office:value-type="float" office:value="-0.241648898365316">
            <text:p>-0.2416488984</text:p>
          </table:table-cell>
          <table:table-cell office:value-type="float" office:value="-0.0421348314606742">
            <text:p>-0.0421348315</text:p>
          </table:table-cell>
          <table:table-cell office:value-type="float" office:value="0.268256293402778">
            <text:p>0.2682562934</text:p>
          </table:table-cell>
          <table:table-cell office:value-type="float" office:value="0.268681468280488">
            <text:p>0.2686814683</text:p>
          </table:table-cell>
          <table:table-cell office:value-type="float" office:value="0.85600776417119">
            <text:p>0.8560077642</text:p>
          </table:table-cell>
          <table:table-cell office:value-type="float" office:value="-2.50388674199443">
            <text:p>-2.503886742</text:p>
          </table:table-cell>
          <table:table-cell office:value-type="float" office:value="-2.50587532281766">
            <text:p>-2.5058753228</text:p>
          </table:table-cell>
          <table:table-cell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352">
            <text:p>352</text:p>
          </table:table-cell>
          <table:table-cell office:value-type="float" office:value="1304">
            <text:p>1304</text:p>
          </table:table-cell>
          <table:table-cell office:value-type="float" office:value="4950">
            <text:p>4950</text:p>
          </table:table-cell>
          <table:table-cell office:value-type="float" office:value="-66.125">
            <text:p>-66.125</text:p>
          </table:table-cell>
          <table:table-cell office:value-type="float" office:value="103.75">
            <text:p>103.75</text:p>
          </table:table-cell>
          <table:table-cell office:value-type="float" office:value="-157.5">
            <text:p>-157.5</text:p>
          </table:table-cell>
          <table:table-cell office:value-type="float" office:value="-0.187855113636364">
            <text:p>-0.1878551136</text:p>
          </table:table-cell>
          <table:table-cell office:value-type="float" office:value="0.0795628834355828">
            <text:p>0.0795628834</text:p>
          </table:table-cell>
          <table:table-cell office:value-type="float" office:value="-0.0318181818181818">
            <text:p>-0.0318181818</text:p>
          </table:table-cell>
          <table:table-cell office:value-type="float" office:value="0.411674607962616">
            <text:p>0.411674608</text:p>
          </table:table-cell>
          <table:table-cell office:value-type="float" office:value="1.29087738676888">
            <text:p>1.2908773868</text:p>
          </table:table-cell>
          <table:table-cell office:value-type="float" office:value="0.890620661157025">
            <text:p>0.8906206612</text:p>
          </table:table-cell>
          <table:table-cell office:value-type="float" office:value="-3.33121281399911">
            <text:p>-3.331212814</text:p>
          </table:table-cell>
          <table:table-cell office:value-type="float" office:value="9.05409339224985">
            <text:p>9.0540933922</text:p>
          </table:table-cell>
          <table:table-cell office:value-type="float" office:value="-21.4361843521814">
            <text:p>-21.43618435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95">
            <text:p>95</text:p>
          </table:table-cell>
          <table:table-cell office:value-type="float" office:value="448">
            <text:p>448</text:p>
          </table:table-cell>
          <table:table-cell office:value-type="float" office:value="1324">
            <text:p>1324</text:p>
          </table:table-cell>
          <table:table-cell office:value-type="float" office:value="4545">
            <text:p>4545</text:p>
          </table:table-cell>
          <table:table-cell office:value-type="float" office:value="9">
            <text:p>9</text:p>
          </table:table-cell>
          <table:table-cell office:value-type="float" office:value="38.25">
            <text:p>38.25</text:p>
          </table:table-cell>
          <table:table-cell office:value-type="float" office:value="-96.875">
            <text:p>-96.875</text:p>
          </table:table-cell>
          <table:table-cell office:value-type="float" office:value="0.0200892857142857">
            <text:p>0.0200892857</text:p>
          </table:table-cell>
          <table:table-cell office:value-type="float" office:value="0.0288897280966767">
            <text:p>0.0288897281</text:p>
          </table:table-cell>
          <table:table-cell office:value-type="float" office:value="-0.0213146314631463">
            <text:p>-0.0213146315</text:p>
          </table:table-cell>
          <table:table-cell office:value-type="float" office:value="1.071103515625">
            <text:p>1.0711035156</text:p>
          </table:table-cell>
          <table:table-cell office:value-type="float" office:value="1.10274989646179">
            <text:p>1.1027498965</text:p>
          </table:table-cell>
          <table:table-cell office:value-type="float" office:value="0.926289244367231">
            <text:p>0.9262892444</text:p>
          </table:table-cell>
          <table:table-cell office:value-type="float" office:value="34.8487510184554">
            <text:p>34.8487510185</text:p>
          </table:table-cell>
          <table:table-cell office:value-type="float" office:value="24.337787796213">
            <text:p>24.3377877962</text:p>
          </table:table-cell>
          <table:table-cell office:value-type="float" office:value="-32.1719644888838">
            <text:p>-32.171964488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11">
            <text:p>511</text:p>
          </table:table-cell>
          <table:table-cell office:value-type="float" office:value="1326">
            <text:p>1326</text:p>
          </table:table-cell>
          <table:table-cell office:value-type="float" office:value="4590">
            <text:p>4590</text:p>
          </table:table-cell>
          <table:table-cell office:value-type="float" office:value="8.5">
            <text:p>8.5</text:p>
          </table:table-cell>
          <table:table-cell office:value-type="float" office:value="-7.85714285714286">
            <text:p>-7.8571428571</text:p>
          </table:table-cell>
          <table:table-cell office:value-type="float" office:value="13.125">
            <text:p>13.125</text:p>
          </table:table-cell>
          <table:table-cell office:value-type="float" office:value="0.0166340508806262">
            <text:p>0.0166340509</text:p>
          </table:table-cell>
          <table:table-cell office:value-type="float" office:value="-0.00592544710191769">
            <text:p>-0.0059254471</text:p>
          </table:table-cell>
          <table:table-cell office:value-type="float" office:value="0.00285947712418301">
            <text:p>0.0028594771</text:p>
          </table:table-cell>
          <table:table-cell office:value-type="float" office:value="1.05876149371364">
            <text:p>1.0587614937</text:p>
          </table:table-cell>
          <table:table-cell office:value-type="float" office:value="0.979329752553069">
            <text:p>0.9793297526</text:p>
          </table:table-cell>
          <table:table-cell office:value-type="float" office:value="1.01002419608911">
            <text:p>1.0100241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502">
            <text:p>502</text:p>
          </table:table-cell>
          <table:table-cell office:value-type="float" office:value="1444">
            <text:p>1444</text:p>
          </table:table-cell>
          <table:table-cell office:value-type="float" office:value="4452">
            <text:p>4452</text:p>
          </table:table-cell>
          <table:table-cell office:value-type="float" office:value="20.75">
            <text:p>20.75</text:p>
          </table:table-cell>
          <table:table-cell office:value-type="float" office:value="30.375">
            <text:p>30.375</text:p>
          </table:table-cell>
          <table:table-cell office:value-type="float" office:value="55.75">
            <text:p>55.75</text:p>
          </table:table-cell>
          <table:table-cell office:value-type="float" office:value="0.0413346613545817">
            <text:p>0.0413346614</text:p>
          </table:table-cell>
          <table:table-cell office:value-type="float" office:value="0.0210353185595568">
            <text:p>0.0210353186</text:p>
          </table:table-cell>
          <table:table-cell office:value-type="float" office:value="0.0125224618149146">
            <text:p>0.0125224618</text:p>
          </table:table-cell>
          <table:table-cell office:value-type="float" office:value="1.14802008103046">
            <text:p>1.148020081</text:p>
          </table:table-cell>
          <table:table-cell office:value-type="float" office:value="1.07449088482718">
            <text:p>1.0744908848</text:p>
          </table:table-cell>
          <table:table-cell office:value-type="float" office:value="1.04413596797002">
            <text:p>1.044135968</text:p>
          </table:table-cell>
          <table:table-cell office:value-type="float" office:value="17.1133851636369">
            <text:p>17.1133851636</text:p>
          </table:table-cell>
          <table:table-cell office:value-type="float" office:value="33.2969605775054">
            <text:p>33.2969605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95">
            <text:p>495</text:p>
          </table:table-cell>
          <table:table-cell office:value-type="float" office:value="1546">
            <text:p>1546</text:p>
          </table:table-cell>
          <table:table-cell office:value-type="float" office:value="4545">
            <text:p>4545</text:p>
          </table:table-cell>
          <table:table-cell office:value-type="float" office:value="16.125">
            <text:p>16.125</text:p>
          </table:table-cell>
          <table:table-cell office:value-type="float" office:value="50.375">
            <text:p>50.375</text:p>
          </table:table-cell>
          <table:table-cell office:value-type="float" office:value="-122.75">
            <text:p>-122.75</text:p>
          </table:table-cell>
          <table:table-cell office:value-type="float" office:value="0.0325757575757576">
            <text:p>0.0325757576</text:p>
          </table:table-cell>
          <table:table-cell office:value-type="float" office:value="0.0325840879689521">
            <text:p>0.032584088</text:p>
          </table:table-cell>
          <table:table-cell office:value-type="float" office:value="-0.027007700770077">
            <text:p>-0.0270077008</text:p>
          </table:table-cell>
          <table:table-cell office:value-type="float" office:value="1.11609506427916">
            <text:p>1.1160950643</text:p>
          </table:table-cell>
          <table:table-cell office:value-type="float" office:value="1.11612528455732">
            <text:p>1.1161252846</text:p>
          </table:table-cell>
          <table:table-cell office:value-type="float" office:value="0.906902702470467">
            <text:p>0.9069027025</text:p>
          </table:table-cell>
          <table:table-cell office:value-type="float" office:value="21.6227284437911">
            <text:p>21.6227284438</text:p>
          </table:table-cell>
          <table:table-cell office:value-type="float" office:value="21.6172880784234">
            <text:p>21.6172880784</text:p>
          </table:table-cell>
          <table:table-cell office:value-type="float" office:value="-25.3166427963898">
            <text:p>-25.316642796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471">
            <text:p>471</text:p>
          </table:table-cell>
          <table:table-cell office:value-type="float" office:value="1558">
            <text:p>1558</text:p>
          </table:table-cell>
          <table:table-cell office:value-type="float" office:value="4590">
            <text:p>4590</text:p>
          </table:table-cell>
          <table:table-cell office:value-type="float" office:value="-9">
            <text:p>-9</text:p>
          </table:table-cell>
          <table:table-cell office:value-type="float" office:value="65.4285714285714">
            <text:p>65.4285714286</text:p>
          </table:table-cell>
          <table:table-cell office:value-type="float" office:value="-56.7142857142857">
            <text:p>-56.7142857143</text:p>
          </table:table-cell>
          <table:table-cell office:value-type="float" office:value="-0.0191082802547771">
            <text:p>-0.0191082803</text:p>
          </table:table-cell>
          <table:table-cell office:value-type="float" office:value="0.041995231982395">
            <text:p>0.041995232</text:p>
          </table:table-cell>
          <table:table-cell office:value-type="float" office:value="-0.0123560535325241">
            <text:p>-0.0123560535</text:p>
          </table:table-cell>
          <table:table-cell office:value-type="float" office:value="0.933836666801899">
            <text:p>0.9338366668</text:p>
          </table:table-cell>
          <table:table-cell office:value-type="float" office:value="1.15043996697652">
            <text:p>1.150439967</text:p>
          </table:table-cell>
          <table:table-cell office:value-type="float" office:value="0.957053049871607">
            <text:p>0.9570530499</text:p>
          </table:table-cell>
          <table:table-cell office:value-type="float" office:value="0">
            <text:p>0</text:p>
          </table:table-cell>
          <table:table-cell office:value-type="float" office:value="16.8495755291325">
            <text:p>16.8495755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80">
            <text:p>480</text:p>
          </table:table-cell>
          <table:table-cell office:value-type="float" office:value="1468">
            <text:p>1468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82.4">
            <text:p>82.4</text:p>
          </table:table-cell>
          <table:table-cell office:value-type="float" office:value="-54.8333333333333">
            <text:p>-54.8333333333</text:p>
          </table:table-cell>
          <table:table-cell office:value-type="float" office:value="0">
            <text:p>0</text:p>
          </table:table-cell>
          <table:table-cell office:value-type="float" office:value="0.0561307901907357">
            <text:p>0.0561307902</text:p>
          </table:table-cell>
          <table:table-cell office:value-type="float" office:value="-0.0122669649515287">
            <text:p>-0.012266965</text:p>
          </table:table-cell>
          <table:table-cell office:value-type="float" office:value="1.07">
            <text:p>1.07</text:p>
          </table:table-cell>
          <table:table-cell office:value-type="float" office:value="1.20263307025815">
            <text:p>1.2026330703</text:p>
          </table:table-cell>
          <table:table-cell office:value-type="float" office:value="0.957360560390729">
            <text:p>0.9573605604</text:p>
          </table:table-cell>
          <table:table-cell office:value-type="float" office:value="0">
            <text:p>0</text:p>
          </table:table-cell>
          <table:table-cell office:value-type="float" office:value="12.6922063812189">
            <text:p>12.6922063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88">
            <text:p>488</text:p>
          </table:table-cell>
          <table:table-cell office:value-type="float" office:value="1474">
            <text:p>1474</text:p>
          </table:table-cell>
          <table:table-cell office:value-type="float" office:value="4451">
            <text:p>4451</text:p>
          </table:table-cell>
          <table:table-cell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-38.2">
            <text:p>-38.2</text:p>
          </table:table-cell>
          <table:table-cell office:value-type="float" office:value="0">
            <text:p>0</text:p>
          </table:table-cell>
          <table:table-cell office:value-type="float" office:value="-0.0039348710990502">
            <text:p>-0.0039348711</text:p>
          </table:table-cell>
          <table:table-cell office:value-type="float" office:value="-0.00858234104695574">
            <text:p>-0.008582341</text:p>
          </table:table-cell>
          <table:table-cell office:value-type="float" office:value="1.07">
            <text:p>1.07</text:p>
          </table:table-cell>
          <table:table-cell office:value-type="float" office:value="0.986258298246034">
            <text:p>0.9862582982</text:p>
          </table:table-cell>
          <table:table-cell office:value-type="float" office:value="0.970106173228234">
            <text:p>0.9701061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97">
            <text:p>97</text:p>
          </table:table-cell>
          <table:table-cell office:value-type="float" office:value="481">
            <text:p>481</text:p>
          </table:table-cell>
          <table:table-cell office:value-type="float" office:value="1472">
            <text:p>1472</text:p>
          </table:table-cell>
          <table:table-cell office:value-type="float" office:value="4436">
            <text:p>4436</text:p>
          </table:table-cell>
          <table:table-cell office:value-type="float" office:value="-3.5">
            <text:p>-3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27650727650728">
            <text:p>-0.0072765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636001746189">
            <text:p>0.9746360017</text:p>
          </table:table-cell>
          <table:table-cell office:value-type="float" office:value="1.12">
            <text:p>1.12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89">
            <text:p>89</text:p>
          </table:table-cell>
          <table:table-cell office:value-type="float" office:value="473">
            <text:p>473</text:p>
          </table:table-cell>
          <table:table-cell office:value-type="float" office:value="1484">
            <text:p>1484</text:p>
          </table:table-cell>
          <table:table-cell office:value-type="float" office:value="4421">
            <text:p>44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8">
            <text:p>1.1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465">
            <text:p>465</text:p>
          </table:table-cell>
          <table:table-cell office:value-type="float" office:value="1509">
            <text:p>1509</text:p>
          </table:table-cell>
          <table:table-cell office:value-type="float" office:value="4407">
            <text:p>440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3.75">
            <text:p>13.75</text:p>
          </table:table-cell>
          <table:table-cell office:value-type="float" office:value="666.25">
            <text:p>666.25</text:p>
          </table:table-cell>
          <table:table-cell office:value-type="float" office:value="7813.5">
            <text:p>7813.5</text:p>
          </table:table-cell>
          <table:table-cell office:value-type="float" office:value="12.235">
            <text:p>12.235</text:p>
          </table:table-cell>
          <table:table-cell table:number-columns-repeated="3"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 office:value-type="float" office:value="101">
            <text:p>101</text:p>
          </table:table-cell>
          <table:table-cell office:value-type="float" office:value="456">
            <text:p>456</text:p>
          </table:table-cell>
          <table:table-cell office:value-type="float" office:value="1545">
            <text:p>1545</text:p>
          </table:table-cell>
          <table:table-cell office:value-type="float" office:value="4427">
            <text:p>442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3.6666666666667">
            <text:p>13.6666666667</text:p>
          </table:table-cell>
          <table:table-cell office:value-type="float" office:value="653.666666666667">
            <text:p>653.6666666667</text:p>
          </table:table-cell>
          <table:table-cell office:value-type="float" office:value="6693.33333333333">
            <text:p>6693.3333333333</text:p>
          </table:table-cell>
          <table:table-cell office:value-type="float" office:value="13.0733333333333">
            <text:p>13.07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49">
            <text:p>449</text:p>
          </table:table-cell>
          <table:table-cell office:value-type="float" office:value="1555">
            <text:p>1555</text:p>
          </table:table-cell>
          <table:table-cell office:value-type="float" office:value="4655">
            <text:p>4655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908">
            <text:p>908</text:p>
          </table:table-cell>
          <table:table-cell office:value-type="float" office:value="1211">
            <text:p>1211</text:p>
          </table:table-cell>
          <table:table-cell office:value-type="float" office:value="1350">
            <text:p>13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1:23.09</dc:date>
    <dc:creator>Liam Widdess</dc:creator>
    <meta:editing-duration>P2DT3H31M</meta:editing-duration>
    <meta:editing-cycles>185</meta:editing-cycles>
    <meta:generator>OpenOffice/4.1.7$Win32 OpenOffice.org_project/417m1$Build-9800</meta:generator>
    <meta:document-statistic meta:table-count="8" meta:cell-count="650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1.129cm" svg:y="1.314cm" svg:width="30.88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84">
                <text:p>18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4">
                <text:p>20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82">
                <text:p>38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5">
                <text:p>43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500">
                <text:p>50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3">
                <text:p>613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01">
                <text:p>701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60">
                <text:p>8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78">
                <text:p>978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110">
                <text:p>111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12">
                <text:p>1012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48">
                <text:p>548</text:p>
              </table:table-cell>
              <table:table-cell office:value-type="float" office:value="1268">
                <text:p>126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450">
                <text:p>1450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25">
                <text:p>825</text:p>
              </table:table-cell>
              <table:table-cell office:value-type="float" office:value="1594">
                <text:p>1594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6">
                <text:p>776</text:p>
              </table:table-cell>
              <table:table-cell office:value-type="float" office:value="1562">
                <text:p>156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38">
                <text:p>938</text:p>
              </table:table-cell>
              <table:table-cell office:value-type="float" office:value="1676">
                <text:p>167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39">
                <text:p>939</text:p>
              </table:table-cell>
              <table:table-cell office:value-type="float" office:value="1680">
                <text:p>168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484">
                <text:p>148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72">
                <text:p>972</text:p>
              </table:table-cell>
              <table:table-cell office:value-type="float" office:value="1617">
                <text:p>1617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783">
                <text:p>783</text:p>
              </table:table-cell>
              <table:table-cell office:value-type="float" office:value="1706">
                <text:p>1706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675">
                <text:p>675</text:p>
              </table:table-cell>
              <table:table-cell office:value-type="float" office:value="1651">
                <text:p>1651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29">
                <text:p>729</text:p>
              </table:table-cell>
              <table:table-cell office:value-type="float" office:value="1700">
                <text:p>170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729">
                <text:p>729</text:p>
              </table:table-cell>
              <table:table-cell office:value-type="float" office:value="1665">
                <text:p>1665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648">
                <text:p>648</text:p>
              </table:table-cell>
              <table:table-cell office:value-type="float" office:value="1683">
                <text:p>1683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743">
                <text:p>1743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01">
                <text:p>1701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752">
                <text:p>752</text:p>
              </table:table-cell>
              <table:table-cell office:value-type="float" office:value="1560">
                <text:p>1560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928">
                <text:p>928</text:p>
              </table:table-cell>
              <table:table-cell office:value-type="float" office:value="1716">
                <text:p>1716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992">
                <text:p>992</text:p>
              </table:table-cell>
              <table:table-cell office:value-type="float" office:value="2052">
                <text:p>2052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848">
                <text:p>848</text:p>
              </table:table-cell>
              <table:table-cell office:value-type="float" office:value="2025">
                <text:p>202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752">
                <text:p>752</text:p>
              </table:table-cell>
              <table:table-cell office:value-type="float" office:value="1944">
                <text:p>1944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44">
                <text:p>944</text:p>
              </table:table-cell>
              <table:table-cell office:value-type="float" office:value="1958">
                <text:p>1958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704">
                <text:p>704</text:p>
              </table:table-cell>
              <table:table-cell office:value-type="float" office:value="1960">
                <text:p>1960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480">
                <text:p>480</text:p>
              </table:table-cell>
              <table:table-cell office:value-type="float" office:value="1881">
                <text:p>1881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36">
                <text:p>336</text:p>
              </table:table-cell>
              <table:table-cell office:value-type="float" office:value="1944">
                <text:p>1944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352">
                <text:p>352</text:p>
              </table:table-cell>
              <table:table-cell office:value-type="float" office:value="1958">
                <text:p>1958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544">
                <text:p>544</text:p>
              </table:table-cell>
              <table:table-cell office:value-type="float" office:value="1760">
                <text:p>1760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480">
                <text:p>480</text:p>
              </table:table-cell>
              <table:table-cell office:value-type="float" office:value="1575">
                <text:p>1575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6">
                <text:p>336</text:p>
              </table:table-cell>
              <table:table-cell office:value-type="float" office:value="1407">
                <text:p>1407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">
                <text:p>352</text:p>
              </table:table-cell>
              <table:table-cell office:value-type="float" office:value="1304">
                <text:p>1304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48">
                <text:p>448</text:p>
              </table:table-cell>
              <table:table-cell office:value-type="float" office:value="1324">
                <text:p>1324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11">
                <text:p>511</text:p>
              </table:table-cell>
              <table:table-cell office:value-type="float" office:value="1326">
                <text:p>1326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502">
                <text:p>502</text:p>
              </table:table-cell>
              <table:table-cell office:value-type="float" office:value="1444">
                <text:p>1444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95">
                <text:p>495</text:p>
              </table:table-cell>
              <table:table-cell office:value-type="float" office:value="1546">
                <text:p>1546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1">
                <text:p>471</text:p>
              </table:table-cell>
              <table:table-cell office:value-type="float" office:value="1558">
                <text:p>1558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80">
                <text:p>480</text:p>
              </table:table-cell>
              <table:table-cell office:value-type="float" office:value="1468">
                <text:p>1468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">
                <text:p>488</text:p>
              </table:table-cell>
              <table:table-cell office:value-type="float" office:value="1474">
                <text:p>1474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481">
                <text:p>481</text:p>
              </table:table-cell>
              <table:table-cell office:value-type="float" office:value="1472">
                <text:p>1472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473">
                <text:p>473</text:p>
              </table:table-cell>
              <table:table-cell office:value-type="float" office:value="1484">
                <text:p>1484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65">
                <text:p>465</text:p>
              </table:table-cell>
              <table:table-cell office:value-type="float" office:value="1509">
                <text:p>1509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456">
                <text:p>456</text:p>
              </table:table-cell>
              <table:table-cell office:value-type="float" office:value="1545">
                <text:p>1545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9">
                <text:p>449</text:p>
              </table:table-cell>
              <table:table-cell office:value-type="float" office:value="1555">
                <text:p>1555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6.25">
                <text:p>666.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31cm" svg:y="1.405cm" svg:width="30.86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2.235">
                <text:p>12.23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3.0733333333333">
                <text:p>13.0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9cm" svg:y="1.352cm" svg:width="31.32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6271728515625">
                <text:p>1.56271728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03140625">
                <text:p>1.03140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782015625">
                <text:p>0.97820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5379552795723">
                <text:p>1.1537955279572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2703905325444">
                <text:p>1.0270390532544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.7181265625">
                <text:p>2.7181265625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0.904034163073015">
                <text:p>0.90403416307301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76948350694444">
                <text:p>1.7694835069444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14284882884241">
                <text:p>1.1428488288424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33167047507705">
                <text:p>1.331670475077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.05518722486615">
                <text:p>2.0551872248661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3557859690844">
                <text:p>1.1355785969084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83024">
                <text:p>1.135830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60207056230024">
                <text:p>1.6020705623002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71874179768661">
                <text:p>1.7187417976866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6322493953238">
                <text:p>1.3632249395323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5047874611276">
                <text:p>1.1504787461127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07651519066184">
                <text:p>1.0765151906618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3817209642075">
                <text:p>1.3381720964207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784555785124">
                <text:p>1.37845557851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18847974032">
                <text:p>1.071884797403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4564675653983">
                <text:p>1.7456467565398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12680684649659">
                <text:p>1.1268068464965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5619916683198">
                <text:p>1.2561991668319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14413980397127">
                <text:p>1.14413980397127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09461983506944">
                <text:p>1.0946198350694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860149980791215">
                <text:p>0.86014998079121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0.710653748270019">
                <text:p>0.71065374827001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0.942765923667942">
                <text:p>0.94276592366794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45962582374567">
                <text:p>1.4596258237456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03939690794398">
                <text:p>1.0393969079439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9591046712803">
                <text:p>1.2959104671280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0.92560603861228">
                <text:p>0.9256060386122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07521529788819">
                <text:p>1.0752152978881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6710593359632">
                <text:p>1.3671059335963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843749068015075">
                <text:p>0.84374906801507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4722829380194">
                <text:p>1.1472282938019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782584493827161">
                <text:p>0.78258449382716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6484693877551">
                <text:p>1.1648469387755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749931517389966">
                <text:p>0.74993151738996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90620661157025">
                <text:p>0.8906206611570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1168844444444">
                <text:p>1.0116884444444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268681468280488">
                <text:p>0.26868146828048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9087738676888">
                <text:p>1.2908773867688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0274989646179">
                <text:p>1.1027498964617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79329752553069">
                <text:p>0.97932975255306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449088482718">
                <text:p>1.0744908848271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1612528455732">
                <text:p>1.1161252845573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043996697652">
                <text:p>1.1504399669765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0263307025815">
                <text:p>1.2026330702581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86258298246034">
                <text:p>0.98625829824603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7813.5">
                <text:p>7813.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93.33333333333">
                <text:p>669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